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4mm"/>
    </style:style>
    <style:style style:name="co2" style:family="table-column">
      <style:table-column-properties fo:break-before="auto" style:column-width="8.89mm"/>
    </style:style>
    <style:style style:name="co3" style:family="table-column">
      <style:table-column-properties fo:break-before="auto" style:column-width="12.7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2p-i2c-test-20170521" table:style-name="ta1">
        <table:shapes>
          <draw:frame draw:z-index="0" draw:style-name="gr1" draw:text-style-name="P1" svg:width="210.05mm" svg:height="172.92mm" svg:x="50.43mm" svg:y="6.64mm">
            <loext:p draw:notify-on-update-of-ranges="'g2p-i2c-test-20170521'.A2:'g2p-i2c-test-20170521'.A564 'g2p-i2c-test-20170521'.B1:'g2p-i2c-test-20170521'.B1 'g2p-i2c-test-20170521'.B2:'g2p-i2c-test-20170521'.B56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1495360848" calcext:value-type="float">
            <text:p>1495360848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x177</text:p>
          </table:table-cell>
        </table:table-row>
        <table:table-row table:style-name="ro1">
          <table:table-cell office:value-type="float" office:value="1495360859" calcext:value-type="float">
            <text:p>149536085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0x18F</text:p>
          </table:table-cell>
        </table:table-row>
        <table:table-row table:style-name="ro1">
          <table:table-cell office:value-type="float" office:value="1495360870" calcext:value-type="float">
            <text:p>149536087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0x184</text:p>
          </table:table-cell>
        </table:table-row>
        <table:table-row table:style-name="ro1">
          <table:table-cell office:value-type="float" office:value="1495360881" calcext:value-type="float">
            <text:p>1495360881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0x17E</text:p>
          </table:table-cell>
        </table:table-row>
        <table:table-row table:style-name="ro1">
          <table:table-cell office:value-type="float" office:value="1495360892" calcext:value-type="float">
            <text:p>149536089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0x18F</text:p>
          </table:table-cell>
        </table:table-row>
        <table:table-row table:style-name="ro1">
          <table:table-cell office:value-type="float" office:value="1495360903" calcext:value-type="float">
            <text:p>1495360903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0x18A</text:p>
          </table:table-cell>
        </table:table-row>
        <table:table-row table:style-name="ro1">
          <table:table-cell office:value-type="float" office:value="1495360914" calcext:value-type="float">
            <text:p>1495360914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0x18E</text:p>
          </table:table-cell>
        </table:table-row>
        <table:table-row table:style-name="ro1">
          <table:table-cell office:value-type="float" office:value="1495360925" calcext:value-type="float">
            <text:p>149536092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0x181</text:p>
          </table:table-cell>
        </table:table-row>
        <table:table-row table:style-name="ro1">
          <table:table-cell office:value-type="float" office:value="1495360936" calcext:value-type="float">
            <text:p>1495360936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x177</text:p>
          </table:table-cell>
        </table:table-row>
        <table:table-row table:style-name="ro1">
          <table:table-cell office:value-type="float" office:value="1495360947" calcext:value-type="float">
            <text:p>1495360947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0x17B</text:p>
          </table:table-cell>
        </table:table-row>
        <table:table-row table:style-name="ro1">
          <table:table-cell office:value-type="float" office:value="1495360958" calcext:value-type="float">
            <text:p>1495360958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x189</text:p>
          </table:table-cell>
        </table:table-row>
        <table:table-row table:style-name="ro1">
          <table:table-cell office:value-type="float" office:value="1495360969" calcext:value-type="float">
            <text:p>149536096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0x19C</text:p>
          </table:table-cell>
        </table:table-row>
        <table:table-row table:style-name="ro1">
          <table:table-cell office:value-type="float" office:value="1495360980" calcext:value-type="float">
            <text:p>149536098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x189</text:p>
          </table:table-cell>
        </table:table-row>
        <table:table-row table:style-name="ro1">
          <table:table-cell office:value-type="float" office:value="1495360991" calcext:value-type="float">
            <text:p>149536099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x190</text:p>
          </table:table-cell>
        </table:table-row>
        <table:table-row table:style-name="ro1">
          <table:table-cell office:value-type="float" office:value="1495361002" calcext:value-type="float">
            <text:p>1495361002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x193</text:p>
          </table:table-cell>
        </table:table-row>
        <table:table-row table:style-name="ro1">
          <table:table-cell office:value-type="float" office:value="1495361013" calcext:value-type="float">
            <text:p>1495361013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0x18D</text:p>
          </table:table-cell>
        </table:table-row>
        <table:table-row table:style-name="ro1">
          <table:table-cell office:value-type="float" office:value="1495361024" calcext:value-type="float">
            <text:p>1495361024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x183</text:p>
          </table:table-cell>
        </table:table-row>
        <table:table-row table:style-name="ro1">
          <table:table-cell office:value-type="float" office:value="1495361035" calcext:value-type="float">
            <text:p>149536103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0x181</text:p>
          </table:table-cell>
        </table:table-row>
        <table:table-row table:style-name="ro1">
          <table:table-cell office:value-type="float" office:value="1495361046" calcext:value-type="float">
            <text:p>1495361046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0x17E</text:p>
          </table:table-cell>
        </table:table-row>
        <table:table-row table:style-name="ro1">
          <table:table-cell office:value-type="float" office:value="1495361057" calcext:value-type="float">
            <text:p>1495361057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0x180</text:p>
          </table:table-cell>
        </table:table-row>
        <table:table-row table:style-name="ro1">
          <table:table-cell office:value-type="float" office:value="1495361068" calcext:value-type="float">
            <text:p>1495361068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0x18A</text:p>
          </table:table-cell>
        </table:table-row>
        <table:table-row table:style-name="ro1">
          <table:table-cell office:value-type="float" office:value="1495361079" calcext:value-type="float">
            <text:p>1495361079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0x18C</text:p>
          </table:table-cell>
        </table:table-row>
        <table:table-row table:style-name="ro1">
          <table:table-cell office:value-type="float" office:value="1495361090" calcext:value-type="float">
            <text:p>1495361090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x183</text:p>
          </table:table-cell>
        </table:table-row>
        <table:table-row table:style-name="ro1">
          <table:table-cell office:value-type="float" office:value="1495361101" calcext:value-type="float">
            <text:p>1495361101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x177</text:p>
          </table:table-cell>
        </table:table-row>
        <table:table-row table:style-name="ro1">
          <table:table-cell office:value-type="float" office:value="1495361112" calcext:value-type="float">
            <text:p>1495361112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0x19D</text:p>
          </table:table-cell>
        </table:table-row>
        <table:table-row table:style-name="ro1">
          <table:table-cell office:value-type="float" office:value="1495361123" calcext:value-type="float">
            <text:p>149536112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0x18F</text:p>
          </table:table-cell>
        </table:table-row>
        <table:table-row table:style-name="ro1">
          <table:table-cell office:value-type="float" office:value="1495361134" calcext:value-type="float">
            <text:p>1495361134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x192</text:p>
          </table:table-cell>
        </table:table-row>
        <table:table-row table:style-name="ro1">
          <table:table-cell office:value-type="float" office:value="1495361145" calcext:value-type="float">
            <text:p>1495361145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0x184</text:p>
          </table:table-cell>
        </table:table-row>
        <table:table-row table:style-name="ro1">
          <table:table-cell office:value-type="float" office:value="1495361156" calcext:value-type="float">
            <text:p>1495361156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x195</text:p>
          </table:table-cell>
        </table:table-row>
        <table:table-row table:style-name="ro1">
          <table:table-cell office:value-type="float" office:value="1495361167" calcext:value-type="float">
            <text:p>1495361167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0x176</text:p>
          </table:table-cell>
        </table:table-row>
        <table:table-row table:style-name="ro1">
          <table:table-cell office:value-type="float" office:value="1495361178" calcext:value-type="float">
            <text:p>1495361178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0x185</text:p>
          </table:table-cell>
        </table:table-row>
        <table:table-row table:style-name="ro1">
          <table:table-cell office:value-type="float" office:value="1495361189" calcext:value-type="float">
            <text:p>149536118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x186</text:p>
          </table:table-cell>
        </table:table-row>
        <table:table-row table:style-name="ro1">
          <table:table-cell office:value-type="float" office:value="1495361200" calcext:value-type="float">
            <text:p>1495361200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0x17C</text:p>
          </table:table-cell>
        </table:table-row>
        <table:table-row table:style-name="ro1">
          <table:table-cell office:value-type="float" office:value="1495361211" calcext:value-type="float">
            <text:p>1495361211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0x17F</text:p>
          </table:table-cell>
        </table:table-row>
        <table:table-row table:style-name="ro1">
          <table:table-cell office:value-type="float" office:value="1495361222" calcext:value-type="float">
            <text:p>1495361222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x186</text:p>
          </table:table-cell>
        </table:table-row>
        <table:table-row table:style-name="ro1">
          <table:table-cell office:value-type="float" office:value="1495361233" calcext:value-type="float">
            <text:p>1495361233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x186</text:p>
          </table:table-cell>
        </table:table-row>
        <table:table-row table:style-name="ro1">
          <table:table-cell office:value-type="float" office:value="1495361244" calcext:value-type="float">
            <text:p>149536124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x190</text:p>
          </table:table-cell>
        </table:table-row>
        <table:table-row table:style-name="ro1">
          <table:table-cell office:value-type="float" office:value="1495361255" calcext:value-type="float">
            <text:p>1495361255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0x17D</text:p>
          </table:table-cell>
        </table:table-row>
        <table:table-row table:style-name="ro1">
          <table:table-cell office:value-type="float" office:value="1495361266" calcext:value-type="float">
            <text:p>1495361266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x18B</text:p>
          </table:table-cell>
        </table:table-row>
        <table:table-row table:style-name="ro1">
          <table:table-cell office:value-type="float" office:value="1495361277" calcext:value-type="float">
            <text:p>1495361277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0x182</text:p>
          </table:table-cell>
        </table:table-row>
        <table:table-row table:style-name="ro1">
          <table:table-cell office:value-type="float" office:value="1495361288" calcext:value-type="float">
            <text:p>1495361288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0x185</text:p>
          </table:table-cell>
        </table:table-row>
        <table:table-row table:style-name="ro1">
          <table:table-cell office:value-type="float" office:value="1495361299" calcext:value-type="float">
            <text:p>1495361299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0x182</text:p>
          </table:table-cell>
        </table:table-row>
        <table:table-row table:style-name="ro1">
          <table:table-cell office:value-type="float" office:value="1495361310" calcext:value-type="float">
            <text:p>1495361310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0x17E</text:p>
          </table:table-cell>
        </table:table-row>
        <table:table-row table:style-name="ro1">
          <table:table-cell office:value-type="float" office:value="1495361321" calcext:value-type="float">
            <text:p>149536132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0x18F</text:p>
          </table:table-cell>
        </table:table-row>
        <table:table-row table:style-name="ro1">
          <table:table-cell office:value-type="float" office:value="1495361332" calcext:value-type="float">
            <text:p>1495361332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0x188</text:p>
          </table:table-cell>
        </table:table-row>
        <table:table-row table:style-name="ro1">
          <table:table-cell office:value-type="float" office:value="1495361343" calcext:value-type="float">
            <text:p>1495361343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0x17B</text:p>
          </table:table-cell>
        </table:table-row>
        <table:table-row table:style-name="ro1">
          <table:table-cell office:value-type="float" office:value="1495361354" calcext:value-type="float">
            <text:p>149536135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x186</text:p>
          </table:table-cell>
        </table:table-row>
        <table:table-row table:style-name="ro1">
          <table:table-cell office:value-type="float" office:value="1495361365" calcext:value-type="float">
            <text:p>149536136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0x16A</text:p>
          </table:table-cell>
        </table:table-row>
        <table:table-row table:style-name="ro1">
          <table:table-cell office:value-type="float" office:value="1495361376" calcext:value-type="float">
            <text:p>1495361376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0x198</text:p>
          </table:table-cell>
        </table:table-row>
        <table:table-row table:style-name="ro1">
          <table:table-cell office:value-type="float" office:value="1495361387" calcext:value-type="float">
            <text:p>1495361387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x183</text:p>
          </table:table-cell>
        </table:table-row>
        <table:table-row table:style-name="ro1">
          <table:table-cell office:value-type="float" office:value="1495361398" calcext:value-type="float">
            <text:p>1495361398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0x198</text:p>
          </table:table-cell>
        </table:table-row>
        <table:table-row table:style-name="ro1">
          <table:table-cell office:value-type="float" office:value="1495361409" calcext:value-type="float">
            <text:p>1495361409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x195</text:p>
          </table:table-cell>
        </table:table-row>
        <table:table-row table:style-name="ro1">
          <table:table-cell office:value-type="float" office:value="1495361420" calcext:value-type="float">
            <text:p>149536142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0x182</text:p>
          </table:table-cell>
        </table:table-row>
        <table:table-row table:style-name="ro1">
          <table:table-cell office:value-type="float" office:value="1495361431" calcext:value-type="float">
            <text:p>1495361431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0x184</text:p>
          </table:table-cell>
        </table:table-row>
        <table:table-row table:style-name="ro1">
          <table:table-cell office:value-type="float" office:value="1495361442" calcext:value-type="float">
            <text:p>1495361442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0x199</text:p>
          </table:table-cell>
        </table:table-row>
        <table:table-row table:style-name="ro1">
          <table:table-cell office:value-type="float" office:value="1495361453" calcext:value-type="float">
            <text:p>1495361453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0x188</text:p>
          </table:table-cell>
        </table:table-row>
        <table:table-row table:style-name="ro1">
          <table:table-cell office:value-type="float" office:value="1495361464" calcext:value-type="float">
            <text:p>1495361464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0x184</text:p>
          </table:table-cell>
        </table:table-row>
        <table:table-row table:style-name="ro1">
          <table:table-cell office:value-type="float" office:value="1495361475" calcext:value-type="float">
            <text:p>1495361475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x183</text:p>
          </table:table-cell>
        </table:table-row>
        <table:table-row table:style-name="ro1">
          <table:table-cell office:value-type="float" office:value="1495361486" calcext:value-type="float">
            <text:p>1495361486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x186</text:p>
          </table:table-cell>
        </table:table-row>
        <table:table-row table:style-name="ro1">
          <table:table-cell office:value-type="float" office:value="1495361497" calcext:value-type="float">
            <text:p>1495361497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x192</text:p>
          </table:table-cell>
        </table:table-row>
        <table:table-row table:style-name="ro1">
          <table:table-cell office:value-type="float" office:value="1495361508" calcext:value-type="float">
            <text:p>1495361508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0x17E</text:p>
          </table:table-cell>
        </table:table-row>
        <table:table-row table:style-name="ro1">
          <table:table-cell office:value-type="float" office:value="1495361519" calcext:value-type="float">
            <text:p>1495361519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0x180</text:p>
          </table:table-cell>
        </table:table-row>
        <table:table-row table:style-name="ro1">
          <table:table-cell office:value-type="float" office:value="1495361530" calcext:value-type="float">
            <text:p>14953615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x190</text:p>
          </table:table-cell>
        </table:table-row>
        <table:table-row table:style-name="ro1">
          <table:table-cell office:value-type="float" office:value="1495361541" calcext:value-type="float">
            <text:p>1495361541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0x188</text:p>
          </table:table-cell>
        </table:table-row>
        <table:table-row table:style-name="ro1">
          <table:table-cell office:value-type="float" office:value="1495361552" calcext:value-type="float">
            <text:p>1495361552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x186</text:p>
          </table:table-cell>
        </table:table-row>
        <table:table-row table:style-name="ro1">
          <table:table-cell office:value-type="float" office:value="1495361563" calcext:value-type="float">
            <text:p>1495361563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0x188</text:p>
          </table:table-cell>
        </table:table-row>
        <table:table-row table:style-name="ro1">
          <table:table-cell office:value-type="float" office:value="1495361574" calcext:value-type="float">
            <text:p>1495361574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0x188</text:p>
          </table:table-cell>
        </table:table-row>
        <table:table-row table:style-name="ro1">
          <table:table-cell office:value-type="float" office:value="1495361585" calcext:value-type="float">
            <text:p>1495361585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0x18A</text:p>
          </table:table-cell>
        </table:table-row>
        <table:table-row table:style-name="ro1">
          <table:table-cell office:value-type="float" office:value="1495361596" calcext:value-type="float">
            <text:p>1495361596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x192</text:p>
          </table:table-cell>
        </table:table-row>
        <table:table-row table:style-name="ro1">
          <table:table-cell office:value-type="float" office:value="1495361607" calcext:value-type="float">
            <text:p>1495361607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x187</text:p>
          </table:table-cell>
        </table:table-row>
        <table:table-row table:style-name="ro1">
          <table:table-cell office:value-type="float" office:value="1495361618" calcext:value-type="float">
            <text:p>1495361618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0x182</text:p>
          </table:table-cell>
        </table:table-row>
        <table:table-row table:style-name="ro1">
          <table:table-cell office:value-type="float" office:value="1495361629" calcext:value-type="float">
            <text:p>1495361629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0x194</text:p>
          </table:table-cell>
        </table:table-row>
        <table:table-row table:style-name="ro1">
          <table:table-cell office:value-type="float" office:value="1495361640" calcext:value-type="float">
            <text:p>1495361640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0x17A</text:p>
          </table:table-cell>
        </table:table-row>
        <table:table-row table:style-name="ro1">
          <table:table-cell office:value-type="float" office:value="1495361651" calcext:value-type="float">
            <text:p>1495361651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x187</text:p>
          </table:table-cell>
        </table:table-row>
        <table:table-row table:style-name="ro1">
          <table:table-cell office:value-type="float" office:value="1495361662" calcext:value-type="float">
            <text:p>1495361662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0x178</text:p>
          </table:table-cell>
        </table:table-row>
        <table:table-row table:style-name="ro1">
          <table:table-cell office:value-type="float" office:value="1495361673" calcext:value-type="float">
            <text:p>1495361673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0x17D</text:p>
          </table:table-cell>
        </table:table-row>
        <table:table-row table:style-name="ro1">
          <table:table-cell office:value-type="float" office:value="1495361684" calcext:value-type="float">
            <text:p>1495361684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0x17A</text:p>
          </table:table-cell>
        </table:table-row>
        <table:table-row table:style-name="ro1">
          <table:table-cell office:value-type="float" office:value="1495361695" calcext:value-type="float">
            <text:p>1495361695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x186</text:p>
          </table:table-cell>
        </table:table-row>
        <table:table-row table:style-name="ro1">
          <table:table-cell office:value-type="float" office:value="1495361706" calcext:value-type="float">
            <text:p>1495361706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0x17F</text:p>
          </table:table-cell>
        </table:table-row>
        <table:table-row table:style-name="ro1">
          <table:table-cell office:value-type="float" office:value="1495361717" calcext:value-type="float">
            <text:p>1495361717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0x184</text:p>
          </table:table-cell>
        </table:table-row>
        <table:table-row table:style-name="ro1">
          <table:table-cell office:value-type="float" office:value="1495361728" calcext:value-type="float">
            <text:p>1495361728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0x191</text:p>
          </table:table-cell>
        </table:table-row>
        <table:table-row table:style-name="ro1">
          <table:table-cell office:value-type="float" office:value="1495361739" calcext:value-type="float">
            <text:p>1495361739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x192</text:p>
          </table:table-cell>
        </table:table-row>
        <table:table-row table:style-name="ro1">
          <table:table-cell office:value-type="float" office:value="1495361750" calcext:value-type="float">
            <text:p>149536175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0x182</text:p>
          </table:table-cell>
        </table:table-row>
        <table:table-row table:style-name="ro1">
          <table:table-cell office:value-type="float" office:value="1495361761" calcext:value-type="float">
            <text:p>149536176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x192</text:p>
          </table:table-cell>
        </table:table-row>
        <table:table-row table:style-name="ro1">
          <table:table-cell office:value-type="float" office:value="1495361772" calcext:value-type="float">
            <text:p>1495361772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x18B</text:p>
          </table:table-cell>
        </table:table-row>
        <table:table-row table:style-name="ro1">
          <table:table-cell office:value-type="float" office:value="1495361783" calcext:value-type="float">
            <text:p>1495361783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x189</text:p>
          </table:table-cell>
        </table:table-row>
        <table:table-row table:style-name="ro1">
          <table:table-cell office:value-type="float" office:value="1495361794" calcext:value-type="float">
            <text:p>1495361794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0x191</text:p>
          </table:table-cell>
        </table:table-row>
        <table:table-row table:style-name="ro1">
          <table:table-cell office:value-type="float" office:value="1495361805" calcext:value-type="float">
            <text:p>1495361805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x18B</text:p>
          </table:table-cell>
        </table:table-row>
        <table:table-row table:style-name="ro1">
          <table:table-cell office:value-type="float" office:value="1495361816" calcext:value-type="float">
            <text:p>149536181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x190</text:p>
          </table:table-cell>
        </table:table-row>
        <table:table-row table:style-name="ro1">
          <table:table-cell office:value-type="float" office:value="1495361827" calcext:value-type="float">
            <text:p>1495361827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0x172</text:p>
          </table:table-cell>
        </table:table-row>
        <table:table-row table:style-name="ro1">
          <table:table-cell office:value-type="float" office:value="1495361838" calcext:value-type="float">
            <text:p>149536183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x190</text:p>
          </table:table-cell>
        </table:table-row>
        <table:table-row table:style-name="ro1">
          <table:table-cell office:value-type="float" office:value="1495361849" calcext:value-type="float">
            <text:p>1495361849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x18B</text:p>
          </table:table-cell>
        </table:table-row>
        <table:table-row table:style-name="ro1">
          <table:table-cell office:value-type="float" office:value="1495361860" calcext:value-type="float">
            <text:p>149536186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0x184</text:p>
          </table:table-cell>
        </table:table-row>
        <table:table-row table:style-name="ro1">
          <table:table-cell office:value-type="float" office:value="1495361871" calcext:value-type="float">
            <text:p>149536187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0x191</text:p>
          </table:table-cell>
        </table:table-row>
        <table:table-row table:style-name="ro1">
          <table:table-cell office:value-type="float" office:value="1495361882" calcext:value-type="float">
            <text:p>1495361882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x187</text:p>
          </table:table-cell>
        </table:table-row>
        <table:table-row table:style-name="ro1">
          <table:table-cell office:value-type="float" office:value="1495361893" calcext:value-type="float">
            <text:p>1495361893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x192</text:p>
          </table:table-cell>
        </table:table-row>
        <table:table-row table:style-name="ro1">
          <table:table-cell office:value-type="float" office:value="1495361904" calcext:value-type="float">
            <text:p>1495361904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0x180</text:p>
          </table:table-cell>
        </table:table-row>
        <table:table-row table:style-name="ro1">
          <table:table-cell office:value-type="float" office:value="1495361915" calcext:value-type="float">
            <text:p>1495361915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0x16C</text:p>
          </table:table-cell>
        </table:table-row>
        <table:table-row table:style-name="ro1">
          <table:table-cell office:value-type="float" office:value="1495361926" calcext:value-type="float">
            <text:p>1495361926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0x15C</text:p>
          </table:table-cell>
        </table:table-row>
        <table:table-row table:style-name="ro1">
          <table:table-cell office:value-type="float" office:value="1495361937" calcext:value-type="float">
            <text:p>1495361937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x183</text:p>
          </table:table-cell>
        </table:table-row>
        <table:table-row table:style-name="ro1">
          <table:table-cell office:value-type="float" office:value="1495361948" calcext:value-type="float">
            <text:p>1495361948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0x181</text:p>
          </table:table-cell>
        </table:table-row>
        <table:table-row table:style-name="ro1">
          <table:table-cell office:value-type="float" office:value="1495361959" calcext:value-type="float">
            <text:p>1495361959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0x17B</text:p>
          </table:table-cell>
        </table:table-row>
        <table:table-row table:style-name="ro1">
          <table:table-cell office:value-type="float" office:value="1495361970" calcext:value-type="float">
            <text:p>149536197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0x181</text:p>
          </table:table-cell>
        </table:table-row>
        <table:table-row table:style-name="ro1">
          <table:table-cell office:value-type="float" office:value="1495361981" calcext:value-type="float">
            <text:p>1495361981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0x16B</text:p>
          </table:table-cell>
        </table:table-row>
        <table:table-row table:style-name="ro1">
          <table:table-cell office:value-type="float" office:value="1495361992" calcext:value-type="float">
            <text:p>1495361992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0x173</text:p>
          </table:table-cell>
        </table:table-row>
        <table:table-row table:style-name="ro1">
          <table:table-cell office:value-type="float" office:value="1495362003" calcext:value-type="float">
            <text:p>1495362003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0x185</text:p>
          </table:table-cell>
        </table:table-row>
        <table:table-row table:style-name="ro1">
          <table:table-cell office:value-type="float" office:value="1495362014" calcext:value-type="float">
            <text:p>1495362014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0x184</text:p>
          </table:table-cell>
        </table:table-row>
        <table:table-row table:style-name="ro1">
          <table:table-cell office:value-type="float" office:value="1495362025" calcext:value-type="float">
            <text:p>1495362025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0x18C</text:p>
          </table:table-cell>
        </table:table-row>
        <table:table-row table:style-name="ro1">
          <table:table-cell office:value-type="float" office:value="1495362036" calcext:value-type="float">
            <text:p>1495362036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0x198</text:p>
          </table:table-cell>
        </table:table-row>
        <table:table-row table:style-name="ro1">
          <table:table-cell office:value-type="float" office:value="1495362047" calcext:value-type="float">
            <text:p>1495362047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0x164</text:p>
          </table:table-cell>
        </table:table-row>
        <table:table-row table:style-name="ro1">
          <table:table-cell office:value-type="float" office:value="1495362058" calcext:value-type="float">
            <text:p>1495362058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x187</text:p>
          </table:table-cell>
        </table:table-row>
        <table:table-row table:style-name="ro1">
          <table:table-cell office:value-type="float" office:value="1495362069" calcext:value-type="float">
            <text:p>1495362069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0x173</text:p>
          </table:table-cell>
        </table:table-row>
        <table:table-row table:style-name="ro1">
          <table:table-cell office:value-type="float" office:value="1495362080" calcext:value-type="float">
            <text:p>1495362080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x183</text:p>
          </table:table-cell>
        </table:table-row>
        <table:table-row table:style-name="ro1">
          <table:table-cell office:value-type="float" office:value="1495362091" calcext:value-type="float">
            <text:p>1495362091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0x1CC</text:p>
          </table:table-cell>
        </table:table-row>
        <table:table-row table:style-name="ro1">
          <table:table-cell office:value-type="float" office:value="1495362102" calcext:value-type="float">
            <text:p>1495362102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0x19C</text:p>
          </table:table-cell>
        </table:table-row>
        <table:table-row table:style-name="ro1">
          <table:table-cell office:value-type="float" office:value="1495362113" calcext:value-type="float">
            <text:p>1495362113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0x179</text:p>
          </table:table-cell>
        </table:table-row>
        <table:table-row table:style-name="ro1">
          <table:table-cell office:value-type="float" office:value="1495362124" calcext:value-type="float">
            <text:p>1495362124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x183</text:p>
          </table:table-cell>
        </table:table-row>
        <table:table-row table:style-name="ro1">
          <table:table-cell office:value-type="float" office:value="1495362135" calcext:value-type="float">
            <text:p>1495362135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0x17B</text:p>
          </table:table-cell>
        </table:table-row>
        <table:table-row table:style-name="ro1">
          <table:table-cell office:value-type="float" office:value="1495362146" calcext:value-type="float">
            <text:p>1495362146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0x180</text:p>
          </table:table-cell>
        </table:table-row>
        <table:table-row table:style-name="ro1">
          <table:table-cell office:value-type="float" office:value="1495362157" calcext:value-type="float">
            <text:p>1495362157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x187</text:p>
          </table:table-cell>
        </table:table-row>
        <table:table-row table:style-name="ro1">
          <table:table-cell office:value-type="float" office:value="1495362168" calcext:value-type="float">
            <text:p>1495362168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0x198</text:p>
          </table:table-cell>
        </table:table-row>
        <table:table-row table:style-name="ro1">
          <table:table-cell office:value-type="float" office:value="1495362179" calcext:value-type="float">
            <text:p>1495362179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0x181</text:p>
          </table:table-cell>
        </table:table-row>
        <table:table-row table:style-name="ro1">
          <table:table-cell office:value-type="float" office:value="1495362190" calcext:value-type="float">
            <text:p>149536219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0x182</text:p>
          </table:table-cell>
        </table:table-row>
        <table:table-row table:style-name="ro1">
          <table:table-cell office:value-type="float" office:value="1495362201" calcext:value-type="float">
            <text:p>14953622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0x180</text:p>
          </table:table-cell>
        </table:table-row>
        <table:table-row table:style-name="ro1">
          <table:table-cell office:value-type="float" office:value="1495362212" calcext:value-type="float">
            <text:p>1495362212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0x1A2</text:p>
          </table:table-cell>
        </table:table-row>
        <table:table-row table:style-name="ro1">
          <table:table-cell office:value-type="float" office:value="1495362223" calcext:value-type="float">
            <text:p>1495362223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0x17B</text:p>
          </table:table-cell>
        </table:table-row>
        <table:table-row table:style-name="ro1">
          <table:table-cell office:value-type="float" office:value="1495362234" calcext:value-type="float">
            <text:p>149536223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x186</text:p>
          </table:table-cell>
        </table:table-row>
        <table:table-row table:style-name="ro1">
          <table:table-cell office:value-type="float" office:value="1495362245" calcext:value-type="float">
            <text:p>1495362245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0x18C</text:p>
          </table:table-cell>
        </table:table-row>
        <table:table-row table:style-name="ro1">
          <table:table-cell office:value-type="float" office:value="1495362256" calcext:value-type="float">
            <text:p>1495362256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0x199</text:p>
          </table:table-cell>
        </table:table-row>
        <table:table-row table:style-name="ro1">
          <table:table-cell office:value-type="float" office:value="1495362267" calcext:value-type="float">
            <text:p>1495362267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0x17D</text:p>
          </table:table-cell>
        </table:table-row>
        <table:table-row table:style-name="ro1">
          <table:table-cell office:value-type="float" office:value="1495362278" calcext:value-type="float">
            <text:p>1495362278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x186</text:p>
          </table:table-cell>
        </table:table-row>
        <table:table-row table:style-name="ro1">
          <table:table-cell office:value-type="float" office:value="1495362289" calcext:value-type="float">
            <text:p>1495362289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0x17D</text:p>
          </table:table-cell>
        </table:table-row>
        <table:table-row table:style-name="ro1">
          <table:table-cell office:value-type="float" office:value="1495362300" calcext:value-type="float">
            <text:p>149536230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0x188</text:p>
          </table:table-cell>
        </table:table-row>
        <table:table-row table:style-name="ro1">
          <table:table-cell office:value-type="float" office:value="1495362311" calcext:value-type="float">
            <text:p>1495362311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0x18E</text:p>
          </table:table-cell>
        </table:table-row>
        <table:table-row table:style-name="ro1">
          <table:table-cell office:value-type="float" office:value="1495362322" calcext:value-type="float">
            <text:p>1495362322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0x17B</text:p>
          </table:table-cell>
        </table:table-row>
        <table:table-row table:style-name="ro1">
          <table:table-cell office:value-type="float" office:value="1495362333" calcext:value-type="float">
            <text:p>1495362333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0x185</text:p>
          </table:table-cell>
        </table:table-row>
        <table:table-row table:style-name="ro1">
          <table:table-cell office:value-type="float" office:value="1495362344" calcext:value-type="float">
            <text:p>1495362344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0x199</text:p>
          </table:table-cell>
        </table:table-row>
        <table:table-row table:style-name="ro1">
          <table:table-cell office:value-type="float" office:value="1495362355" calcext:value-type="float">
            <text:p>1495362355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0x18A</text:p>
          </table:table-cell>
        </table:table-row>
        <table:table-row table:style-name="ro1">
          <table:table-cell office:value-type="float" office:value="1495362366" calcext:value-type="float">
            <text:p>1495362366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0x191</text:p>
          </table:table-cell>
        </table:table-row>
        <table:table-row table:style-name="ro1">
          <table:table-cell office:value-type="float" office:value="1495362377" calcext:value-type="float">
            <text:p>1495362377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0x181</text:p>
          </table:table-cell>
        </table:table-row>
        <table:table-row table:style-name="ro1">
          <table:table-cell office:value-type="float" office:value="1495362388" calcext:value-type="float">
            <text:p>1495362388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x192</text:p>
          </table:table-cell>
        </table:table-row>
        <table:table-row table:style-name="ro1">
          <table:table-cell office:value-type="float" office:value="1495362399" calcext:value-type="float">
            <text:p>1495362399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0x174</text:p>
          </table:table-cell>
        </table:table-row>
        <table:table-row table:style-name="ro1">
          <table:table-cell office:value-type="float" office:value="1495362410" calcext:value-type="float">
            <text:p>149536241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0x191</text:p>
          </table:table-cell>
        </table:table-row>
        <table:table-row table:style-name="ro1">
          <table:table-cell office:value-type="float" office:value="1495362421" calcext:value-type="float">
            <text:p>1495362421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0x17E</text:p>
          </table:table-cell>
        </table:table-row>
        <table:table-row table:style-name="ro1">
          <table:table-cell office:value-type="float" office:value="1495362432" calcext:value-type="float">
            <text:p>1495362432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0x170</text:p>
          </table:table-cell>
        </table:table-row>
        <table:table-row table:style-name="ro1">
          <table:table-cell office:value-type="float" office:value="1495362443" calcext:value-type="float">
            <text:p>1495362443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0x17D</text:p>
          </table:table-cell>
        </table:table-row>
        <table:table-row table:style-name="ro1">
          <table:table-cell office:value-type="float" office:value="1495362454" calcext:value-type="float">
            <text:p>1495362454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x175</text:p>
          </table:table-cell>
        </table:table-row>
        <table:table-row table:style-name="ro1">
          <table:table-cell office:value-type="float" office:value="1495362465" calcext:value-type="float">
            <text:p>1495362465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0x164</text:p>
          </table:table-cell>
        </table:table-row>
        <table:table-row table:style-name="ro1">
          <table:table-cell office:value-type="float" office:value="1495362476" calcext:value-type="float">
            <text:p>1495362476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0x185</text:p>
          </table:table-cell>
        </table:table-row>
        <table:table-row table:style-name="ro1">
          <table:table-cell office:value-type="float" office:value="1495362487" calcext:value-type="float">
            <text:p>1495362487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x192</text:p>
          </table:table-cell>
        </table:table-row>
        <table:table-row table:style-name="ro1">
          <table:table-cell office:value-type="float" office:value="1495362498" calcext:value-type="float">
            <text:p>1495362498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x186</text:p>
          </table:table-cell>
        </table:table-row>
        <table:table-row table:style-name="ro1">
          <table:table-cell office:value-type="float" office:value="1495362509" calcext:value-type="float">
            <text:p>1495362509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x195</text:p>
          </table:table-cell>
        </table:table-row>
        <table:table-row table:style-name="ro1">
          <table:table-cell office:value-type="float" office:value="1495362520" calcext:value-type="float">
            <text:p>1495362520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0x162</text:p>
          </table:table-cell>
        </table:table-row>
        <table:table-row table:style-name="ro1">
          <table:table-cell office:value-type="float" office:value="1495362531" calcext:value-type="float">
            <text:p>1495362531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x186</text:p>
          </table:table-cell>
        </table:table-row>
        <table:table-row table:style-name="ro1">
          <table:table-cell office:value-type="float" office:value="1495362542" calcext:value-type="float">
            <text:p>1495362542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x183</text:p>
          </table:table-cell>
        </table:table-row>
        <table:table-row table:style-name="ro1">
          <table:table-cell office:value-type="float" office:value="1495362553" calcext:value-type="float">
            <text:p>1495362553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0x18D</text:p>
          </table:table-cell>
        </table:table-row>
        <table:table-row table:style-name="ro1">
          <table:table-cell office:value-type="float" office:value="1495362564" calcext:value-type="float">
            <text:p>1495362564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x189</text:p>
          </table:table-cell>
        </table:table-row>
        <table:table-row table:style-name="ro1">
          <table:table-cell office:value-type="float" office:value="1495362575" calcext:value-type="float">
            <text:p>1495362575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0x188</text:p>
          </table:table-cell>
        </table:table-row>
        <table:table-row table:style-name="ro1">
          <table:table-cell office:value-type="float" office:value="1495362586" calcext:value-type="float">
            <text:p>1495362586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x18B</text:p>
          </table:table-cell>
        </table:table-row>
        <table:table-row table:style-name="ro1">
          <table:table-cell office:value-type="float" office:value="1495362597" calcext:value-type="float">
            <text:p>1495362597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x187</text:p>
          </table:table-cell>
        </table:table-row>
        <table:table-row table:style-name="ro1">
          <table:table-cell office:value-type="float" office:value="1495362608" calcext:value-type="float">
            <text:p>1495362608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0x19E</text:p>
          </table:table-cell>
        </table:table-row>
        <table:table-row table:style-name="ro1">
          <table:table-cell office:value-type="float" office:value="1495362619" calcext:value-type="float">
            <text:p>1495362619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x183</text:p>
          </table:table-cell>
        </table:table-row>
        <table:table-row table:style-name="ro1">
          <table:table-cell office:value-type="float" office:value="1495362630" calcext:value-type="float">
            <text:p>1495362630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0x185</text:p>
          </table:table-cell>
        </table:table-row>
        <table:table-row table:style-name="ro1">
          <table:table-cell office:value-type="float" office:value="1495362641" calcext:value-type="float">
            <text:p>1495362641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x186</text:p>
          </table:table-cell>
        </table:table-row>
        <table:table-row table:style-name="ro1">
          <table:table-cell office:value-type="float" office:value="1495362652" calcext:value-type="float">
            <text:p>1495362652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x18B</text:p>
          </table:table-cell>
        </table:table-row>
        <table:table-row table:style-name="ro1">
          <table:table-cell office:value-type="float" office:value="1495362663" calcext:value-type="float">
            <text:p>1495362663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0x17B</text:p>
          </table:table-cell>
        </table:table-row>
        <table:table-row table:style-name="ro1">
          <table:table-cell office:value-type="float" office:value="1495362674" calcext:value-type="float">
            <text:p>149536267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x186</text:p>
          </table:table-cell>
        </table:table-row>
        <table:table-row table:style-name="ro1">
          <table:table-cell office:value-type="float" office:value="1495362685" calcext:value-type="float">
            <text:p>1495362685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0x18A</text:p>
          </table:table-cell>
        </table:table-row>
        <table:table-row table:style-name="ro1">
          <table:table-cell office:value-type="float" office:value="1495362696" calcext:value-type="float">
            <text:p>1495362696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x158</text:p>
          </table:table-cell>
        </table:table-row>
        <table:table-row table:style-name="ro1">
          <table:table-cell office:value-type="float" office:value="1495362707" calcext:value-type="float">
            <text:p>1495362707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0x17A</text:p>
          </table:table-cell>
        </table:table-row>
        <table:table-row table:style-name="ro1">
          <table:table-cell office:value-type="float" office:value="1495362718" calcext:value-type="float">
            <text:p>1495362718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x187</text:p>
          </table:table-cell>
        </table:table-row>
        <table:table-row table:style-name="ro1">
          <table:table-cell office:value-type="float" office:value="1495362729" calcext:value-type="float">
            <text:p>1495362729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0x172</text:p>
          </table:table-cell>
        </table:table-row>
        <table:table-row table:style-name="ro1">
          <table:table-cell office:value-type="float" office:value="1495362740" calcext:value-type="float">
            <text:p>1495362740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0x179</text:p>
          </table:table-cell>
        </table:table-row>
        <table:table-row table:style-name="ro1">
          <table:table-cell office:value-type="float" office:value="1495362751" calcext:value-type="float">
            <text:p>1495362751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0x181</text:p>
          </table:table-cell>
        </table:table-row>
        <table:table-row table:style-name="ro1">
          <table:table-cell office:value-type="float" office:value="1495362762" calcext:value-type="float">
            <text:p>1495362762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0x19D</text:p>
          </table:table-cell>
        </table:table-row>
        <table:table-row table:style-name="ro1">
          <table:table-cell office:value-type="float" office:value="1495362773" calcext:value-type="float">
            <text:p>1495362773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x187</text:p>
          </table:table-cell>
        </table:table-row>
        <table:table-row table:style-name="ro1">
          <table:table-cell office:value-type="float" office:value="1495362784" calcext:value-type="float">
            <text:p>1495362784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0x18A</text:p>
          </table:table-cell>
        </table:table-row>
        <table:table-row table:style-name="ro1">
          <table:table-cell office:value-type="float" office:value="1495362795" calcext:value-type="float">
            <text:p>1495362795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x186</text:p>
          </table:table-cell>
        </table:table-row>
        <table:table-row table:style-name="ro1">
          <table:table-cell office:value-type="float" office:value="1495362806" calcext:value-type="float">
            <text:p>1495362806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x189</text:p>
          </table:table-cell>
        </table:table-row>
        <table:table-row table:style-name="ro1">
          <table:table-cell office:value-type="float" office:value="1495362817" calcext:value-type="float">
            <text:p>1495362817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x195</text:p>
          </table:table-cell>
        </table:table-row>
        <table:table-row table:style-name="ro1">
          <table:table-cell office:value-type="float" office:value="1495362828" calcext:value-type="float">
            <text:p>1495362828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0x179</text:p>
          </table:table-cell>
        </table:table-row>
        <table:table-row table:style-name="ro1">
          <table:table-cell office:value-type="float" office:value="1495362839" calcext:value-type="float">
            <text:p>1495362839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0x182</text:p>
          </table:table-cell>
        </table:table-row>
        <table:table-row table:style-name="ro1">
          <table:table-cell office:value-type="float" office:value="1495362850" calcext:value-type="float">
            <text:p>1495362850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x183</text:p>
          </table:table-cell>
        </table:table-row>
        <table:table-row table:style-name="ro1">
          <table:table-cell office:value-type="float" office:value="1495362861" calcext:value-type="float">
            <text:p>1495362861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0x18E</text:p>
          </table:table-cell>
        </table:table-row>
        <table:table-row table:style-name="ro1">
          <table:table-cell office:value-type="float" office:value="1495362872" calcext:value-type="float">
            <text:p>1495362872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0x17E</text:p>
          </table:table-cell>
        </table:table-row>
        <table:table-row table:style-name="ro1">
          <table:table-cell office:value-type="float" office:value="1495362883" calcext:value-type="float">
            <text:p>149536288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x190</text:p>
          </table:table-cell>
        </table:table-row>
        <table:table-row table:style-name="ro1">
          <table:table-cell office:value-type="float" office:value="1495362894" calcext:value-type="float">
            <text:p>1495362894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0x180</text:p>
          </table:table-cell>
        </table:table-row>
        <table:table-row table:style-name="ro1">
          <table:table-cell office:value-type="float" office:value="1495362905" calcext:value-type="float">
            <text:p>1495362905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0x18C</text:p>
          </table:table-cell>
        </table:table-row>
        <table:table-row table:style-name="ro1">
          <table:table-cell office:value-type="float" office:value="1495362916" calcext:value-type="float">
            <text:p>1495362916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0x179</text:p>
          </table:table-cell>
        </table:table-row>
        <table:table-row table:style-name="ro1">
          <table:table-cell office:value-type="float" office:value="1495362927" calcext:value-type="float">
            <text:p>1495362927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0x179</text:p>
          </table:table-cell>
        </table:table-row>
        <table:table-row table:style-name="ro1">
          <table:table-cell office:value-type="float" office:value="1495362938" calcext:value-type="float">
            <text:p>149536293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x193</text:p>
          </table:table-cell>
        </table:table-row>
        <table:table-row table:style-name="ro1">
          <table:table-cell office:value-type="float" office:value="1495362949" calcext:value-type="float">
            <text:p>1495362949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x18B</text:p>
          </table:table-cell>
        </table:table-row>
        <table:table-row table:style-name="ro1">
          <table:table-cell office:value-type="float" office:value="1495362960" calcext:value-type="float">
            <text:p>149536296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0x188</text:p>
          </table:table-cell>
        </table:table-row>
        <table:table-row table:style-name="ro1">
          <table:table-cell office:value-type="float" office:value="1495362971" calcext:value-type="float">
            <text:p>149536297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0x180</text:p>
          </table:table-cell>
        </table:table-row>
        <table:table-row table:style-name="ro1">
          <table:table-cell office:value-type="float" office:value="1495362982" calcext:value-type="float">
            <text:p>1495362982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0x179</text:p>
          </table:table-cell>
        </table:table-row>
        <table:table-row table:style-name="ro1">
          <table:table-cell office:value-type="float" office:value="1495362993" calcext:value-type="float">
            <text:p>1495362993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0x19E</text:p>
          </table:table-cell>
        </table:table-row>
        <table:table-row table:style-name="ro1">
          <table:table-cell office:value-type="float" office:value="1495363004" calcext:value-type="float">
            <text:p>149536300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x186</text:p>
          </table:table-cell>
        </table:table-row>
        <table:table-row table:style-name="ro1">
          <table:table-cell office:value-type="float" office:value="1495363015" calcext:value-type="float">
            <text:p>149536301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0x178</text:p>
          </table:table-cell>
        </table:table-row>
        <table:table-row table:style-name="ro1">
          <table:table-cell office:value-type="float" office:value="1495363026" calcext:value-type="float">
            <text:p>1495363026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0x17F</text:p>
          </table:table-cell>
        </table:table-row>
        <table:table-row table:style-name="ro1">
          <table:table-cell office:value-type="float" office:value="1495363037" calcext:value-type="float">
            <text:p>1495363037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0x188</text:p>
          </table:table-cell>
        </table:table-row>
        <table:table-row table:style-name="ro1">
          <table:table-cell office:value-type="float" office:value="1495363048" calcext:value-type="float">
            <text:p>1495363048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0x18E</text:p>
          </table:table-cell>
        </table:table-row>
        <table:table-row table:style-name="ro1">
          <table:table-cell office:value-type="float" office:value="1495363059" calcext:value-type="float">
            <text:p>149536305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0x18F</text:p>
          </table:table-cell>
        </table:table-row>
        <table:table-row table:style-name="ro1">
          <table:table-cell office:value-type="float" office:value="1495363070" calcext:value-type="float">
            <text:p>149536307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0x19A</text:p>
          </table:table-cell>
        </table:table-row>
        <table:table-row table:style-name="ro1">
          <table:table-cell office:value-type="float" office:value="1495363081" calcext:value-type="float">
            <text:p>149536308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x175</text:p>
          </table:table-cell>
        </table:table-row>
        <table:table-row table:style-name="ro1">
          <table:table-cell office:value-type="float" office:value="1495363092" calcext:value-type="float">
            <text:p>1495363092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0x191</text:p>
          </table:table-cell>
        </table:table-row>
        <table:table-row table:style-name="ro1">
          <table:table-cell office:value-type="float" office:value="1495363103" calcext:value-type="float">
            <text:p>1495363103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0x170</text:p>
          </table:table-cell>
        </table:table-row>
        <table:table-row table:style-name="ro1">
          <table:table-cell office:value-type="float" office:value="1495363114" calcext:value-type="float">
            <text:p>1495363114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0x182</text:p>
          </table:table-cell>
        </table:table-row>
        <table:table-row table:style-name="ro1">
          <table:table-cell office:value-type="float" office:value="1495363125" calcext:value-type="float">
            <text:p>1495363125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0x18D</text:p>
          </table:table-cell>
        </table:table-row>
        <table:table-row table:style-name="ro1">
          <table:table-cell office:value-type="float" office:value="1495363136" calcext:value-type="float">
            <text:p>1495363136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0x184</text:p>
          </table:table-cell>
        </table:table-row>
        <table:table-row table:style-name="ro1">
          <table:table-cell office:value-type="float" office:value="1495363147" calcext:value-type="float">
            <text:p>1495363147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0x17A</text:p>
          </table:table-cell>
        </table:table-row>
        <table:table-row table:style-name="ro1">
          <table:table-cell office:value-type="float" office:value="1495363158" calcext:value-type="float">
            <text:p>1495363158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0x18A</text:p>
          </table:table-cell>
        </table:table-row>
        <table:table-row table:style-name="ro1">
          <table:table-cell office:value-type="float" office:value="1495363169" calcext:value-type="float">
            <text:p>1495363169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0x184</text:p>
          </table:table-cell>
        </table:table-row>
        <table:table-row table:style-name="ro1">
          <table:table-cell office:value-type="float" office:value="1495363180" calcext:value-type="float">
            <text:p>14953631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0x180</text:p>
          </table:table-cell>
        </table:table-row>
        <table:table-row table:style-name="ro1">
          <table:table-cell office:value-type="float" office:value="1495363191" calcext:value-type="float">
            <text:p>1495363191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0x18A</text:p>
          </table:table-cell>
        </table:table-row>
        <table:table-row table:style-name="ro1">
          <table:table-cell office:value-type="float" office:value="1495363202" calcext:value-type="float">
            <text:p>1495363202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0x17A</text:p>
          </table:table-cell>
        </table:table-row>
        <table:table-row table:style-name="ro1">
          <table:table-cell office:value-type="float" office:value="1495363213" calcext:value-type="float">
            <text:p>1495363213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0x18A</text:p>
          </table:table-cell>
        </table:table-row>
        <table:table-row table:style-name="ro1">
          <table:table-cell office:value-type="float" office:value="1495363224" calcext:value-type="float">
            <text:p>1495363224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0x18A</text:p>
          </table:table-cell>
        </table:table-row>
        <table:table-row table:style-name="ro1">
          <table:table-cell office:value-type="float" office:value="1495363235" calcext:value-type="float">
            <text:p>1495363235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0x17F</text:p>
          </table:table-cell>
        </table:table-row>
        <table:table-row table:style-name="ro1">
          <table:table-cell office:value-type="float" office:value="1495363246" calcext:value-type="float">
            <text:p>1495363246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0x179</text:p>
          </table:table-cell>
        </table:table-row>
        <table:table-row table:style-name="ro1">
          <table:table-cell office:value-type="float" office:value="1495363257" calcext:value-type="float">
            <text:p>1495363257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0x17E</text:p>
          </table:table-cell>
        </table:table-row>
        <table:table-row table:style-name="ro1">
          <table:table-cell office:value-type="float" office:value="1495363268" calcext:value-type="float">
            <text:p>1495363268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0x188</text:p>
          </table:table-cell>
        </table:table-row>
        <table:table-row table:style-name="ro1">
          <table:table-cell office:value-type="float" office:value="1495363279" calcext:value-type="float">
            <text:p>1495363279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x187</text:p>
          </table:table-cell>
        </table:table-row>
        <table:table-row table:style-name="ro1">
          <table:table-cell office:value-type="float" office:value="1495363290" calcext:value-type="float">
            <text:p>149536329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0x188</text:p>
          </table:table-cell>
        </table:table-row>
        <table:table-row table:style-name="ro1">
          <table:table-cell office:value-type="float" office:value="1495363301" calcext:value-type="float">
            <text:p>1495363301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0x17F</text:p>
          </table:table-cell>
        </table:table-row>
        <table:table-row table:style-name="ro1">
          <table:table-cell office:value-type="float" office:value="1495363312" calcext:value-type="float">
            <text:p>1495363312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x192</text:p>
          </table:table-cell>
        </table:table-row>
        <table:table-row table:style-name="ro1">
          <table:table-cell office:value-type="float" office:value="1495363323" calcext:value-type="float">
            <text:p>1495363323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x186</text:p>
          </table:table-cell>
        </table:table-row>
        <table:table-row table:style-name="ro1">
          <table:table-cell office:value-type="float" office:value="1495363334" calcext:value-type="float">
            <text:p>1495363334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x187</text:p>
          </table:table-cell>
        </table:table-row>
        <table:table-row table:style-name="ro1">
          <table:table-cell office:value-type="float" office:value="1495363345" calcext:value-type="float">
            <text:p>1495363345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0x18D</text:p>
          </table:table-cell>
        </table:table-row>
        <table:table-row table:style-name="ro1">
          <table:table-cell office:value-type="float" office:value="1495363356" calcext:value-type="float">
            <text:p>1495363356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0x181</text:p>
          </table:table-cell>
        </table:table-row>
        <table:table-row table:style-name="ro1">
          <table:table-cell office:value-type="float" office:value="1495363367" calcext:value-type="float">
            <text:p>1495363367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0x1B2</text:p>
          </table:table-cell>
        </table:table-row>
        <table:table-row table:style-name="ro1">
          <table:table-cell office:value-type="float" office:value="1495363378" calcext:value-type="float">
            <text:p>1495363378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0x188</text:p>
          </table:table-cell>
        </table:table-row>
        <table:table-row table:style-name="ro1">
          <table:table-cell office:value-type="float" office:value="1495363389" calcext:value-type="float">
            <text:p>1495363389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x192</text:p>
          </table:table-cell>
        </table:table-row>
        <table:table-row table:style-name="ro1">
          <table:table-cell office:value-type="float" office:value="1495363400" calcext:value-type="float">
            <text:p>1495363400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0x194</text:p>
          </table:table-cell>
        </table:table-row>
        <table:table-row table:style-name="ro1">
          <table:table-cell office:value-type="float" office:value="1495363411" calcext:value-type="float">
            <text:p>1495363411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0x1A8</text:p>
          </table:table-cell>
        </table:table-row>
        <table:table-row table:style-name="ro1">
          <table:table-cell office:value-type="float" office:value="1495363422" calcext:value-type="float">
            <text:p>1495363422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0x185</text:p>
          </table:table-cell>
        </table:table-row>
        <table:table-row table:style-name="ro1">
          <table:table-cell office:value-type="float" office:value="1495363433" calcext:value-type="float">
            <text:p>149536343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x190</text:p>
          </table:table-cell>
        </table:table-row>
        <table:table-row table:style-name="ro1">
          <table:table-cell office:value-type="float" office:value="1495363444" calcext:value-type="float">
            <text:p>149536344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0x168</text:p>
          </table:table-cell>
        </table:table-row>
        <table:table-row table:style-name="ro1">
          <table:table-cell office:value-type="float" office:value="1495363455" calcext:value-type="float">
            <text:p>1495363455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0x198</text:p>
          </table:table-cell>
        </table:table-row>
        <table:table-row table:style-name="ro1">
          <table:table-cell office:value-type="float" office:value="1495363466" calcext:value-type="float">
            <text:p>1495363466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0x172</text:p>
          </table:table-cell>
        </table:table-row>
        <table:table-row table:style-name="ro1">
          <table:table-cell office:value-type="float" office:value="1495363477" calcext:value-type="float">
            <text:p>149536347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0x163</text:p>
          </table:table-cell>
        </table:table-row>
        <table:table-row table:style-name="ro1">
          <table:table-cell office:value-type="float" office:value="1495363488" calcext:value-type="float">
            <text:p>1495363488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0x17C</text:p>
          </table:table-cell>
        </table:table-row>
        <table:table-row table:style-name="ro1">
          <table:table-cell office:value-type="float" office:value="1495363499" calcext:value-type="float">
            <text:p>1495363499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0x197</text:p>
          </table:table-cell>
        </table:table-row>
        <table:table-row table:style-name="ro1">
          <table:table-cell office:value-type="float" office:value="1495363510" calcext:value-type="float">
            <text:p>149536351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0x172</text:p>
          </table:table-cell>
        </table:table-row>
        <table:table-row table:style-name="ro1">
          <table:table-cell office:value-type="float" office:value="1495363521" calcext:value-type="float">
            <text:p>149536352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0x185</text:p>
          </table:table-cell>
        </table:table-row>
        <table:table-row table:style-name="ro1">
          <table:table-cell office:value-type="float" office:value="1495363532" calcext:value-type="float">
            <text:p>1495363532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0x17E</text:p>
          </table:table-cell>
        </table:table-row>
        <table:table-row table:style-name="ro1">
          <table:table-cell office:value-type="float" office:value="1495363543" calcext:value-type="float">
            <text:p>1495363543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x183</text:p>
          </table:table-cell>
        </table:table-row>
        <table:table-row table:style-name="ro1">
          <table:table-cell office:value-type="float" office:value="1495363554" calcext:value-type="float">
            <text:p>149536355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0x18F</text:p>
          </table:table-cell>
        </table:table-row>
        <table:table-row table:style-name="ro1">
          <table:table-cell office:value-type="float" office:value="1495363565" calcext:value-type="float">
            <text:p>149536356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x193</text:p>
          </table:table-cell>
        </table:table-row>
        <table:table-row table:style-name="ro1">
          <table:table-cell office:value-type="float" office:value="1495363576" calcext:value-type="float">
            <text:p>1495363576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0x18D</text:p>
          </table:table-cell>
        </table:table-row>
        <table:table-row table:style-name="ro1">
          <table:table-cell office:value-type="float" office:value="1495363587" calcext:value-type="float">
            <text:p>1495363587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0x17C</text:p>
          </table:table-cell>
        </table:table-row>
        <table:table-row table:style-name="ro1">
          <table:table-cell office:value-type="float" office:value="1495363598" calcext:value-type="float">
            <text:p>1495363598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0x198</text:p>
          </table:table-cell>
        </table:table-row>
        <table:table-row table:style-name="ro1">
          <table:table-cell office:value-type="float" office:value="1495363609" calcext:value-type="float">
            <text:p>1495363609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0x17D</text:p>
          </table:table-cell>
        </table:table-row>
        <table:table-row table:style-name="ro1">
          <table:table-cell office:value-type="float" office:value="1495363620" calcext:value-type="float">
            <text:p>1495363620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0x18C</text:p>
          </table:table-cell>
        </table:table-row>
        <table:table-row table:style-name="ro1">
          <table:table-cell office:value-type="float" office:value="1495363631" calcext:value-type="float">
            <text:p>1495363631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0x188</text:p>
          </table:table-cell>
        </table:table-row>
        <table:table-row table:style-name="ro1">
          <table:table-cell office:value-type="float" office:value="1495363642" calcext:value-type="float">
            <text:p>1495363642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0x17F</text:p>
          </table:table-cell>
        </table:table-row>
        <table:table-row table:style-name="ro1">
          <table:table-cell office:value-type="float" office:value="1495363653" calcext:value-type="float">
            <text:p>149536365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0x180</text:p>
          </table:table-cell>
        </table:table-row>
        <table:table-row table:style-name="ro1">
          <table:table-cell office:value-type="float" office:value="1495363664" calcext:value-type="float">
            <text:p>1495363664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x187</text:p>
          </table:table-cell>
        </table:table-row>
        <table:table-row table:style-name="ro1">
          <table:table-cell office:value-type="float" office:value="1495363675" calcext:value-type="float">
            <text:p>149536367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0x18F</text:p>
          </table:table-cell>
        </table:table-row>
        <table:table-row table:style-name="ro1">
          <table:table-cell office:value-type="float" office:value="1495363686" calcext:value-type="float">
            <text:p>1495363686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0x184</text:p>
          </table:table-cell>
        </table:table-row>
        <table:table-row table:style-name="ro1">
          <table:table-cell office:value-type="float" office:value="1495363697" calcext:value-type="float">
            <text:p>1495363697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x187</text:p>
          </table:table-cell>
        </table:table-row>
        <table:table-row table:style-name="ro1">
          <table:table-cell office:value-type="float" office:value="1495363708" calcext:value-type="float">
            <text:p>1495363708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x18B</text:p>
          </table:table-cell>
        </table:table-row>
        <table:table-row table:style-name="ro1">
          <table:table-cell office:value-type="float" office:value="1495363719" calcext:value-type="float">
            <text:p>1495363719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0x182</text:p>
          </table:table-cell>
        </table:table-row>
        <table:table-row table:style-name="ro1">
          <table:table-cell office:value-type="float" office:value="1495363730" calcext:value-type="float">
            <text:p>149536373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x18B</text:p>
          </table:table-cell>
        </table:table-row>
        <table:table-row table:style-name="ro1">
          <table:table-cell office:value-type="float" office:value="1495363741" calcext:value-type="float">
            <text:p>149536374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0x185</text:p>
          </table:table-cell>
        </table:table-row>
        <table:table-row table:style-name="ro1">
          <table:table-cell office:value-type="float" office:value="1495363752" calcext:value-type="float">
            <text:p>1495363752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0x180</text:p>
          </table:table-cell>
        </table:table-row>
        <table:table-row table:style-name="ro1">
          <table:table-cell office:value-type="float" office:value="1495363763" calcext:value-type="float">
            <text:p>1495363763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0x184</text:p>
          </table:table-cell>
        </table:table-row>
        <table:table-row table:style-name="ro1">
          <table:table-cell office:value-type="float" office:value="1495363774" calcext:value-type="float">
            <text:p>1495363774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0x188</text:p>
          </table:table-cell>
        </table:table-row>
        <table:table-row table:style-name="ro1">
          <table:table-cell office:value-type="float" office:value="1495363785" calcext:value-type="float">
            <text:p>1495363785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0x18A</text:p>
          </table:table-cell>
        </table:table-row>
        <table:table-row table:style-name="ro1">
          <table:table-cell office:value-type="float" office:value="1495363796" calcext:value-type="float">
            <text:p>1495363796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0x185</text:p>
          </table:table-cell>
        </table:table-row>
        <table:table-row table:style-name="ro1">
          <table:table-cell office:value-type="float" office:value="1495363807" calcext:value-type="float">
            <text:p>1495363807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x186</text:p>
          </table:table-cell>
        </table:table-row>
        <table:table-row table:style-name="ro1">
          <table:table-cell office:value-type="float" office:value="1495363818" calcext:value-type="float">
            <text:p>1495363818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0x1CC</text:p>
          </table:table-cell>
        </table:table-row>
        <table:table-row table:style-name="ro1">
          <table:table-cell office:value-type="float" office:value="1495363829" calcext:value-type="float">
            <text:p>1495363829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0x182</text:p>
          </table:table-cell>
        </table:table-row>
        <table:table-row table:style-name="ro1">
          <table:table-cell office:value-type="float" office:value="1495363840" calcext:value-type="float">
            <text:p>149536384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0x178</text:p>
          </table:table-cell>
        </table:table-row>
        <table:table-row table:style-name="ro1">
          <table:table-cell office:value-type="float" office:value="1495363851" calcext:value-type="float">
            <text:p>149536385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0x191</text:p>
          </table:table-cell>
        </table:table-row>
        <table:table-row table:style-name="ro1">
          <table:table-cell office:value-type="float" office:value="1495363862" calcext:value-type="float">
            <text:p>1495363862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x189</text:p>
          </table:table-cell>
        </table:table-row>
        <table:table-row table:style-name="ro1">
          <table:table-cell office:value-type="float" office:value="1495363873" calcext:value-type="float">
            <text:p>1495363873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x18B</text:p>
          </table:table-cell>
        </table:table-row>
        <table:table-row table:style-name="ro1">
          <table:table-cell office:value-type="float" office:value="1495363884" calcext:value-type="float">
            <text:p>1495363884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0x197</text:p>
          </table:table-cell>
        </table:table-row>
        <table:table-row table:style-name="ro1">
          <table:table-cell office:value-type="float" office:value="1495363895" calcext:value-type="float">
            <text:p>1495363895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x177</text:p>
          </table:table-cell>
        </table:table-row>
        <table:table-row table:style-name="ro1">
          <table:table-cell office:value-type="float" office:value="1495363906" calcext:value-type="float">
            <text:p>1495363906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0x17C</text:p>
          </table:table-cell>
        </table:table-row>
        <table:table-row table:style-name="ro1">
          <table:table-cell office:value-type="float" office:value="1495363917" calcext:value-type="float">
            <text:p>1495363917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0x170</text:p>
          </table:table-cell>
        </table:table-row>
        <table:table-row table:style-name="ro1">
          <table:table-cell office:value-type="float" office:value="1495363928" calcext:value-type="float">
            <text:p>1495363928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0x181</text:p>
          </table:table-cell>
        </table:table-row>
        <table:table-row table:style-name="ro1">
          <table:table-cell office:value-type="float" office:value="1495363939" calcext:value-type="float">
            <text:p>1495363939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0x181</text:p>
          </table:table-cell>
        </table:table-row>
        <table:table-row table:style-name="ro1">
          <table:table-cell office:value-type="float" office:value="1495363950" calcext:value-type="float">
            <text:p>149536395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0x184</text:p>
          </table:table-cell>
        </table:table-row>
        <table:table-row table:style-name="ro1">
          <table:table-cell office:value-type="float" office:value="1495363961" calcext:value-type="float">
            <text:p>1495363961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x1A4</text:p>
          </table:table-cell>
        </table:table-row>
        <table:table-row table:style-name="ro1">
          <table:table-cell office:value-type="float" office:value="1495363972" calcext:value-type="float">
            <text:p>1495363972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0x180</text:p>
          </table:table-cell>
        </table:table-row>
        <table:table-row table:style-name="ro1">
          <table:table-cell office:value-type="float" office:value="1495363983" calcext:value-type="float">
            <text:p>1495363983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x195</text:p>
          </table:table-cell>
        </table:table-row>
        <table:table-row table:style-name="ro1">
          <table:table-cell office:value-type="float" office:value="1495363994" calcext:value-type="float">
            <text:p>1495363994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x183</text:p>
          </table:table-cell>
        </table:table-row>
        <table:table-row table:style-name="ro1">
          <table:table-cell office:value-type="float" office:value="1495364005" calcext:value-type="float">
            <text:p>1495364005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0x17A</text:p>
          </table:table-cell>
        </table:table-row>
        <table:table-row table:style-name="ro1">
          <table:table-cell office:value-type="float" office:value="1495364016" calcext:value-type="float">
            <text:p>1495364016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0x197</text:p>
          </table:table-cell>
        </table:table-row>
        <table:table-row table:style-name="ro1">
          <table:table-cell office:value-type="float" office:value="1495364027" calcext:value-type="float">
            <text:p>1495364027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0x191</text:p>
          </table:table-cell>
        </table:table-row>
        <table:table-row table:style-name="ro1">
          <table:table-cell office:value-type="float" office:value="1495364038" calcext:value-type="float">
            <text:p>1495364038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0x1A3</text:p>
          </table:table-cell>
        </table:table-row>
        <table:table-row table:style-name="ro1">
          <table:table-cell office:value-type="float" office:value="1495364049" calcext:value-type="float">
            <text:p>1495364049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0x18D</text:p>
          </table:table-cell>
        </table:table-row>
        <table:table-row table:style-name="ro1">
          <table:table-cell office:value-type="float" office:value="1495364060" calcext:value-type="float">
            <text:p>1495364060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0x1B7</text:p>
          </table:table-cell>
        </table:table-row>
        <table:table-row table:style-name="ro1">
          <table:table-cell office:value-type="float" office:value="1495364071" calcext:value-type="float">
            <text:p>149536407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x195</text:p>
          </table:table-cell>
        </table:table-row>
        <table:table-row table:style-name="ro1">
          <table:table-cell office:value-type="float" office:value="1495364082" calcext:value-type="float">
            <text:p>1495364082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0x199</text:p>
          </table:table-cell>
        </table:table-row>
        <table:table-row table:style-name="ro1">
          <table:table-cell office:value-type="float" office:value="1495364093" calcext:value-type="float">
            <text:p>1495364093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0x19D</text:p>
          </table:table-cell>
        </table:table-row>
        <table:table-row table:style-name="ro1">
          <table:table-cell office:value-type="float" office:value="1495364104" calcext:value-type="float">
            <text:p>1495364104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0x197</text:p>
          </table:table-cell>
        </table:table-row>
        <table:table-row table:style-name="ro1">
          <table:table-cell office:value-type="float" office:value="1495364115" calcext:value-type="float">
            <text:p>1495364115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0x194</text:p>
          </table:table-cell>
        </table:table-row>
        <table:table-row table:style-name="ro1">
          <table:table-cell office:value-type="float" office:value="1495364126" calcext:value-type="float">
            <text:p>1495364126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0x1A5</text:p>
          </table:table-cell>
        </table:table-row>
        <table:table-row table:style-name="ro1">
          <table:table-cell office:value-type="float" office:value="1495364137" calcext:value-type="float">
            <text:p>1495364137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0x1A0</text:p>
          </table:table-cell>
        </table:table-row>
        <table:table-row table:style-name="ro1">
          <table:table-cell office:value-type="float" office:value="1495364148" calcext:value-type="float">
            <text:p>1495364148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0x182</text:p>
          </table:table-cell>
        </table:table-row>
        <table:table-row table:style-name="ro1">
          <table:table-cell office:value-type="float" office:value="1495364159" calcext:value-type="float">
            <text:p>1495364159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0x18D</text:p>
          </table:table-cell>
        </table:table-row>
        <table:table-row table:style-name="ro1">
          <table:table-cell office:value-type="float" office:value="1495364170" calcext:value-type="float">
            <text:p>149536417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0x18F</text:p>
          </table:table-cell>
        </table:table-row>
        <table:table-row table:style-name="ro1">
          <table:table-cell office:value-type="float" office:value="1495364181" calcext:value-type="float">
            <text:p>149536418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0x199</text:p>
          </table:table-cell>
        </table:table-row>
        <table:table-row table:style-name="ro1">
          <table:table-cell office:value-type="float" office:value="1495364192" calcext:value-type="float">
            <text:p>1495364192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0x199</text:p>
          </table:table-cell>
        </table:table-row>
        <table:table-row table:style-name="ro1">
          <table:table-cell office:value-type="float" office:value="1495364203" calcext:value-type="float">
            <text:p>1495364203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0x18D</text:p>
          </table:table-cell>
        </table:table-row>
        <table:table-row table:style-name="ro1">
          <table:table-cell office:value-type="float" office:value="1495364214" calcext:value-type="float">
            <text:p>1495364214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0x18A</text:p>
          </table:table-cell>
        </table:table-row>
        <table:table-row table:style-name="ro1">
          <table:table-cell office:value-type="float" office:value="1495364225" calcext:value-type="float">
            <text:p>1495364225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0x18C</text:p>
          </table:table-cell>
        </table:table-row>
        <table:table-row table:style-name="ro1">
          <table:table-cell office:value-type="float" office:value="1495364236" calcext:value-type="float">
            <text:p>1495364236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0x18D</text:p>
          </table:table-cell>
        </table:table-row>
        <table:table-row table:style-name="ro1">
          <table:table-cell office:value-type="float" office:value="1495364247" calcext:value-type="float">
            <text:p>1495364247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0x1A2</text:p>
          </table:table-cell>
        </table:table-row>
        <table:table-row table:style-name="ro1">
          <table:table-cell office:value-type="float" office:value="1495364258" calcext:value-type="float">
            <text:p>149536425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x190</text:p>
          </table:table-cell>
        </table:table-row>
        <table:table-row table:style-name="ro1">
          <table:table-cell office:value-type="float" office:value="1495364269" calcext:value-type="float">
            <text:p>1495364269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0x1BB</text:p>
          </table:table-cell>
        </table:table-row>
        <table:table-row table:style-name="ro1">
          <table:table-cell office:value-type="float" office:value="1495364280" calcext:value-type="float">
            <text:p>149536428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0x17B</text:p>
          </table:table-cell>
        </table:table-row>
        <table:table-row table:style-name="ro1">
          <table:table-cell office:value-type="float" office:value="1495364291" calcext:value-type="float">
            <text:p>1495364291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0x18E</text:p>
          </table:table-cell>
        </table:table-row>
        <table:table-row table:style-name="ro1">
          <table:table-cell office:value-type="float" office:value="1495364302" calcext:value-type="float">
            <text:p>1495364302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0x19A</text:p>
          </table:table-cell>
        </table:table-row>
        <table:table-row table:style-name="ro1">
          <table:table-cell office:value-type="float" office:value="1495364313" calcext:value-type="float">
            <text:p>149536431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0x18F</text:p>
          </table:table-cell>
        </table:table-row>
        <table:table-row table:style-name="ro1">
          <table:table-cell office:value-type="float" office:value="1495364324" calcext:value-type="float">
            <text:p>149536432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0x18F</text:p>
          </table:table-cell>
        </table:table-row>
        <table:table-row table:style-name="ro1">
          <table:table-cell office:value-type="float" office:value="1495364335" calcext:value-type="float">
            <text:p>1495364335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x186</text:p>
          </table:table-cell>
        </table:table-row>
        <table:table-row table:style-name="ro1">
          <table:table-cell office:value-type="float" office:value="1495364346" calcext:value-type="float">
            <text:p>1495364346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x177</text:p>
          </table:table-cell>
        </table:table-row>
        <table:table-row table:style-name="ro1">
          <table:table-cell office:value-type="float" office:value="1495364357" calcext:value-type="float">
            <text:p>1495364357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0x1A0</text:p>
          </table:table-cell>
        </table:table-row>
        <table:table-row table:style-name="ro1">
          <table:table-cell office:value-type="float" office:value="1495364368" calcext:value-type="float">
            <text:p>1495364368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0x18A</text:p>
          </table:table-cell>
        </table:table-row>
        <table:table-row table:style-name="ro1">
          <table:table-cell office:value-type="float" office:value="1495364379" calcext:value-type="float">
            <text:p>1495364379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0x19A</text:p>
          </table:table-cell>
        </table:table-row>
        <table:table-row table:style-name="ro1">
          <table:table-cell office:value-type="float" office:value="1495364390" calcext:value-type="float">
            <text:p>1495364390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0x199</text:p>
          </table:table-cell>
        </table:table-row>
        <table:table-row table:style-name="ro1">
          <table:table-cell office:value-type="float" office:value="1495364401" calcext:value-type="float">
            <text:p>1495364401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0x171</text:p>
          </table:table-cell>
        </table:table-row>
        <table:table-row table:style-name="ro1">
          <table:table-cell office:value-type="float" office:value="1495364412" calcext:value-type="float">
            <text:p>1495364412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0x19C</text:p>
          </table:table-cell>
        </table:table-row>
        <table:table-row table:style-name="ro1">
          <table:table-cell office:value-type="float" office:value="1495364423" calcext:value-type="float">
            <text:p>1495364423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0x18D</text:p>
          </table:table-cell>
        </table:table-row>
        <table:table-row table:style-name="ro1">
          <table:table-cell office:value-type="float" office:value="1495364434" calcext:value-type="float">
            <text:p>1495364434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0x185</text:p>
          </table:table-cell>
        </table:table-row>
        <table:table-row table:style-name="ro1">
          <table:table-cell office:value-type="float" office:value="1495364445" calcext:value-type="float">
            <text:p>1495364445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0x1AE</text:p>
          </table:table-cell>
        </table:table-row>
        <table:table-row table:style-name="ro1">
          <table:table-cell office:value-type="float" office:value="1495364456" calcext:value-type="float">
            <text:p>1495364456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0x18A</text:p>
          </table:table-cell>
        </table:table-row>
        <table:table-row table:style-name="ro1">
          <table:table-cell office:value-type="float" office:value="1495364467" calcext:value-type="float">
            <text:p>1495364467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0x17C</text:p>
          </table:table-cell>
        </table:table-row>
        <table:table-row table:style-name="ro1">
          <table:table-cell office:value-type="float" office:value="1495364478" calcext:value-type="float">
            <text:p>1495364478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x189</text:p>
          </table:table-cell>
        </table:table-row>
        <table:table-row table:style-name="ro1">
          <table:table-cell office:value-type="float" office:value="1495364489" calcext:value-type="float">
            <text:p>1495364489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0x197</text:p>
          </table:table-cell>
        </table:table-row>
        <table:table-row table:style-name="ro1">
          <table:table-cell office:value-type="float" office:value="1495364500" calcext:value-type="float">
            <text:p>1495364500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0x176</text:p>
          </table:table-cell>
        </table:table-row>
        <table:table-row table:style-name="ro1">
          <table:table-cell office:value-type="float" office:value="1495364511" calcext:value-type="float">
            <text:p>1495364511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x186</text:p>
          </table:table-cell>
        </table:table-row>
        <table:table-row table:style-name="ro1">
          <table:table-cell office:value-type="float" office:value="1495364522" calcext:value-type="float">
            <text:p>1495364522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0x174</text:p>
          </table:table-cell>
        </table:table-row>
        <table:table-row table:style-name="ro1">
          <table:table-cell office:value-type="float" office:value="1495364533" calcext:value-type="float">
            <text:p>1495364533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x192</text:p>
          </table:table-cell>
        </table:table-row>
        <table:table-row table:style-name="ro1">
          <table:table-cell office:value-type="float" office:value="1495364544" calcext:value-type="float">
            <text:p>1495364544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0x16D</text:p>
          </table:table-cell>
        </table:table-row>
        <table:table-row table:style-name="ro1">
          <table:table-cell office:value-type="float" office:value="1495364555" calcext:value-type="float">
            <text:p>1495364555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0x17B</text:p>
          </table:table-cell>
        </table:table-row>
        <table:table-row table:style-name="ro1">
          <table:table-cell office:value-type="float" office:value="1495364566" calcext:value-type="float">
            <text:p>1495364566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0x19E</text:p>
          </table:table-cell>
        </table:table-row>
        <table:table-row table:style-name="ro1">
          <table:table-cell office:value-type="float" office:value="1495364577" calcext:value-type="float">
            <text:p>1495364577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0x178</text:p>
          </table:table-cell>
        </table:table-row>
        <table:table-row table:style-name="ro1">
          <table:table-cell office:value-type="float" office:value="1495364588" calcext:value-type="float">
            <text:p>1495364588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x18B</text:p>
          </table:table-cell>
        </table:table-row>
        <table:table-row table:style-name="ro1">
          <table:table-cell office:value-type="float" office:value="1495364599" calcext:value-type="float">
            <text:p>1495364599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x195</text:p>
          </table:table-cell>
        </table:table-row>
        <table:table-row table:style-name="ro1">
          <table:table-cell office:value-type="float" office:value="1495364610" calcext:value-type="float">
            <text:p>1495364610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0x17D</text:p>
          </table:table-cell>
        </table:table-row>
        <table:table-row table:style-name="ro1">
          <table:table-cell office:value-type="float" office:value="1495364621" calcext:value-type="float">
            <text:p>1495364621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x186</text:p>
          </table:table-cell>
        </table:table-row>
        <table:table-row table:style-name="ro1">
          <table:table-cell office:value-type="float" office:value="1495364632" calcext:value-type="float">
            <text:p>1495364632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x186</text:p>
          </table:table-cell>
        </table:table-row>
        <table:table-row table:style-name="ro1">
          <table:table-cell office:value-type="float" office:value="1495364643" calcext:value-type="float">
            <text:p>1495364643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0x18D</text:p>
          </table:table-cell>
        </table:table-row>
        <table:table-row table:style-name="ro1">
          <table:table-cell office:value-type="float" office:value="1495364654" calcext:value-type="float">
            <text:p>1495364654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x183</text:p>
          </table:table-cell>
        </table:table-row>
        <table:table-row table:style-name="ro1">
          <table:table-cell office:value-type="float" office:value="1495364665" calcext:value-type="float">
            <text:p>149536466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0x178</text:p>
          </table:table-cell>
        </table:table-row>
        <table:table-row table:style-name="ro1">
          <table:table-cell office:value-type="float" office:value="1495364676" calcext:value-type="float">
            <text:p>1495364676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0x196</text:p>
          </table:table-cell>
        </table:table-row>
        <table:table-row table:style-name="ro1">
          <table:table-cell office:value-type="float" office:value="1495364687" calcext:value-type="float">
            <text:p>1495364687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x186</text:p>
          </table:table-cell>
        </table:table-row>
        <table:table-row table:style-name="ro1">
          <table:table-cell office:value-type="float" office:value="1495364698" calcext:value-type="float">
            <text:p>1495364698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0x180</text:p>
          </table:table-cell>
        </table:table-row>
        <table:table-row table:style-name="ro1">
          <table:table-cell office:value-type="float" office:value="1495364709" calcext:value-type="float">
            <text:p>1495364709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x18B</text:p>
          </table:table-cell>
        </table:table-row>
        <table:table-row table:style-name="ro1">
          <table:table-cell office:value-type="float" office:value="1495364720" calcext:value-type="float">
            <text:p>149536472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0x188</text:p>
          </table:table-cell>
        </table:table-row>
        <table:table-row table:style-name="ro1">
          <table:table-cell office:value-type="float" office:value="1495364731" calcext:value-type="float">
            <text:p>1495364731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0x18C</text:p>
          </table:table-cell>
        </table:table-row>
        <table:table-row table:style-name="ro1">
          <table:table-cell office:value-type="float" office:value="1495364742" calcext:value-type="float">
            <text:p>1495364742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0x1A3</text:p>
          </table:table-cell>
        </table:table-row>
        <table:table-row table:style-name="ro1">
          <table:table-cell office:value-type="float" office:value="1495364753" calcext:value-type="float">
            <text:p>1495364753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x186</text:p>
          </table:table-cell>
        </table:table-row>
        <table:table-row table:style-name="ro1">
          <table:table-cell office:value-type="float" office:value="1495364764" calcext:value-type="float">
            <text:p>1495364764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0x18A</text:p>
          </table:table-cell>
        </table:table-row>
        <table:table-row table:style-name="ro1">
          <table:table-cell office:value-type="float" office:value="1495364775" calcext:value-type="float">
            <text:p>1495364775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x189</text:p>
          </table:table-cell>
        </table:table-row>
        <table:table-row table:style-name="ro1">
          <table:table-cell office:value-type="float" office:value="1495364786" calcext:value-type="float">
            <text:p>1495364786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x195</text:p>
          </table:table-cell>
        </table:table-row>
        <table:table-row table:style-name="ro1">
          <table:table-cell office:value-type="float" office:value="1495364797" calcext:value-type="float">
            <text:p>1495364797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x189</text:p>
          </table:table-cell>
        </table:table-row>
        <table:table-row table:style-name="ro1">
          <table:table-cell office:value-type="float" office:value="1495364808" calcext:value-type="float">
            <text:p>1495364808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0x1C0</text:p>
          </table:table-cell>
        </table:table-row>
        <table:table-row table:style-name="ro1">
          <table:table-cell office:value-type="float" office:value="1495364819" calcext:value-type="float">
            <text:p>1495364819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0x1A5</text:p>
          </table:table-cell>
        </table:table-row>
        <table:table-row table:style-name="ro1">
          <table:table-cell office:value-type="float" office:value="1495364830" calcext:value-type="float">
            <text:p>1495364830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0x17E</text:p>
          </table:table-cell>
        </table:table-row>
        <table:table-row table:style-name="ro1">
          <table:table-cell office:value-type="float" office:value="1495364841" calcext:value-type="float">
            <text:p>1495364841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x186</text:p>
          </table:table-cell>
        </table:table-row>
        <table:table-row table:style-name="ro1">
          <table:table-cell office:value-type="float" office:value="1495364852" calcext:value-type="float">
            <text:p>1495364852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x18B</text:p>
          </table:table-cell>
        </table:table-row>
        <table:table-row table:style-name="ro1">
          <table:table-cell office:value-type="float" office:value="1495364863" calcext:value-type="float">
            <text:p>1495364863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x18B</text:p>
          </table:table-cell>
        </table:table-row>
        <table:table-row table:style-name="ro1">
          <table:table-cell office:value-type="float" office:value="1495364874" calcext:value-type="float">
            <text:p>1495364874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x193</text:p>
          </table:table-cell>
        </table:table-row>
        <table:table-row table:style-name="ro1">
          <table:table-cell office:value-type="float" office:value="1495364885" calcext:value-type="float">
            <text:p>1495364885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0x19F</text:p>
          </table:table-cell>
        </table:table-row>
        <table:table-row table:style-name="ro1">
          <table:table-cell office:value-type="float" office:value="1495364896" calcext:value-type="float">
            <text:p>1495364896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x186</text:p>
          </table:table-cell>
        </table:table-row>
        <table:table-row table:style-name="ro1">
          <table:table-cell office:value-type="float" office:value="1495364907" calcext:value-type="float">
            <text:p>1495364907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0x182</text:p>
          </table:table-cell>
        </table:table-row>
        <table:table-row table:style-name="ro1">
          <table:table-cell office:value-type="float" office:value="1495364918" calcext:value-type="float">
            <text:p>1495364918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0x196</text:p>
          </table:table-cell>
        </table:table-row>
        <table:table-row table:style-name="ro1">
          <table:table-cell office:value-type="float" office:value="1495364929" calcext:value-type="float">
            <text:p>1495364929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0x185</text:p>
          </table:table-cell>
        </table:table-row>
        <table:table-row table:style-name="ro1">
          <table:table-cell office:value-type="float" office:value="1495364940" calcext:value-type="float">
            <text:p>149536494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x18B</text:p>
          </table:table-cell>
        </table:table-row>
        <table:table-row table:style-name="ro1">
          <table:table-cell office:value-type="float" office:value="1495364951" calcext:value-type="float">
            <text:p>1495364951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0x18A</text:p>
          </table:table-cell>
        </table:table-row>
        <table:table-row table:style-name="ro1">
          <table:table-cell office:value-type="float" office:value="1495364962" calcext:value-type="float">
            <text:p>1495364962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0x18E</text:p>
          </table:table-cell>
        </table:table-row>
        <table:table-row table:style-name="ro1">
          <table:table-cell office:value-type="float" office:value="1495364973" calcext:value-type="float">
            <text:p>149536497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0x191</text:p>
          </table:table-cell>
        </table:table-row>
        <table:table-row table:style-name="ro1">
          <table:table-cell office:value-type="float" office:value="1495364984" calcext:value-type="float">
            <text:p>1495364984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0x184</text:p>
          </table:table-cell>
        </table:table-row>
        <table:table-row table:style-name="ro1">
          <table:table-cell office:value-type="float" office:value="1495364995" calcext:value-type="float">
            <text:p>1495364995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0x170</text:p>
          </table:table-cell>
        </table:table-row>
        <table:table-row table:style-name="ro1">
          <table:table-cell office:value-type="float" office:value="1495365006" calcext:value-type="float">
            <text:p>1495365006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0x17E</text:p>
          </table:table-cell>
        </table:table-row>
        <table:table-row table:style-name="ro1">
          <table:table-cell office:value-type="float" office:value="1495365017" calcext:value-type="float">
            <text:p>1495365017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0x18E</text:p>
          </table:table-cell>
        </table:table-row>
        <table:table-row table:style-name="ro1">
          <table:table-cell office:value-type="float" office:value="1495365028" calcext:value-type="float">
            <text:p>1495365028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x195</text:p>
          </table:table-cell>
        </table:table-row>
        <table:table-row table:style-name="ro1">
          <table:table-cell office:value-type="float" office:value="1495365039" calcext:value-type="float">
            <text:p>1495365039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0x182</text:p>
          </table:table-cell>
        </table:table-row>
        <table:table-row table:style-name="ro1">
          <table:table-cell office:value-type="float" office:value="1495365050" calcext:value-type="float">
            <text:p>1495365050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0x16C</text:p>
          </table:table-cell>
        </table:table-row>
        <table:table-row table:style-name="ro1">
          <table:table-cell office:value-type="float" office:value="1495365061" calcext:value-type="float">
            <text:p>1495365061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x186</text:p>
          </table:table-cell>
        </table:table-row>
        <table:table-row table:style-name="ro1">
          <table:table-cell office:value-type="float" office:value="1495365072" calcext:value-type="float">
            <text:p>1495365072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0x18A</text:p>
          </table:table-cell>
        </table:table-row>
        <table:table-row table:style-name="ro1">
          <table:table-cell office:value-type="float" office:value="1495365083" calcext:value-type="float">
            <text:p>1495365083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0x19E</text:p>
          </table:table-cell>
        </table:table-row>
        <table:table-row table:style-name="ro1">
          <table:table-cell office:value-type="float" office:value="1495365094" calcext:value-type="float">
            <text:p>1495365094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x187</text:p>
          </table:table-cell>
        </table:table-row>
        <table:table-row table:style-name="ro1">
          <table:table-cell office:value-type="float" office:value="1495365105" calcext:value-type="float">
            <text:p>1495365105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0x18D</text:p>
          </table:table-cell>
        </table:table-row>
        <table:table-row table:style-name="ro1">
          <table:table-cell office:value-type="float" office:value="1495365116" calcext:value-type="float">
            <text:p>1495365116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x186</text:p>
          </table:table-cell>
        </table:table-row>
        <table:table-row table:style-name="ro1">
          <table:table-cell office:value-type="float" office:value="1495365127" calcext:value-type="float">
            <text:p>1495365127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0x181</text:p>
          </table:table-cell>
        </table:table-row>
        <table:table-row table:style-name="ro1">
          <table:table-cell office:value-type="float" office:value="1495365138" calcext:value-type="float">
            <text:p>1495365138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x195</text:p>
          </table:table-cell>
        </table:table-row>
        <table:table-row table:style-name="ro1">
          <table:table-cell office:value-type="float" office:value="1495365149" calcext:value-type="float">
            <text:p>1495365149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x183</text:p>
          </table:table-cell>
        </table:table-row>
        <table:table-row table:style-name="ro1">
          <table:table-cell office:value-type="float" office:value="1495365160" calcext:value-type="float">
            <text:p>149536516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x187</text:p>
          </table:table-cell>
        </table:table-row>
        <table:table-row table:style-name="ro1">
          <table:table-cell office:value-type="float" office:value="1495365171" calcext:value-type="float">
            <text:p>149536517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0x185</text:p>
          </table:table-cell>
        </table:table-row>
        <table:table-row table:style-name="ro1">
          <table:table-cell office:value-type="float" office:value="1495365182" calcext:value-type="float">
            <text:p>1495365182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0x188</text:p>
          </table:table-cell>
        </table:table-row>
        <table:table-row table:style-name="ro1">
          <table:table-cell office:value-type="float" office:value="1495365193" calcext:value-type="float">
            <text:p>1495365193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x18B</text:p>
          </table:table-cell>
        </table:table-row>
        <table:table-row table:style-name="ro1">
          <table:table-cell office:value-type="float" office:value="1495365204" calcext:value-type="float">
            <text:p>1495365204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0x17E</text:p>
          </table:table-cell>
        </table:table-row>
        <table:table-row table:style-name="ro1">
          <table:table-cell office:value-type="float" office:value="1495365215" calcext:value-type="float">
            <text:p>1495365215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0x1BD</text:p>
          </table:table-cell>
        </table:table-row>
        <table:table-row table:style-name="ro1">
          <table:table-cell office:value-type="float" office:value="1495365226" calcext:value-type="float">
            <text:p>1495365226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0x181</text:p>
          </table:table-cell>
        </table:table-row>
        <table:table-row table:style-name="ro1">
          <table:table-cell office:value-type="float" office:value="1495365237" calcext:value-type="float">
            <text:p>1495365237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x189</text:p>
          </table:table-cell>
        </table:table-row>
        <table:table-row table:style-name="ro1">
          <table:table-cell office:value-type="float" office:value="1495365248" calcext:value-type="float">
            <text:p>1495365248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x186</text:p>
          </table:table-cell>
        </table:table-row>
        <table:table-row table:style-name="ro1">
          <table:table-cell office:value-type="float" office:value="1495365259" calcext:value-type="float">
            <text:p>1495365259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0x18C</text:p>
          </table:table-cell>
        </table:table-row>
        <table:table-row table:style-name="ro1">
          <table:table-cell office:value-type="float" office:value="1495365270" calcext:value-type="float">
            <text:p>1495365270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0x1A1</text:p>
          </table:table-cell>
        </table:table-row>
        <table:table-row table:style-name="ro1">
          <table:table-cell office:value-type="float" office:value="1495365281" calcext:value-type="float">
            <text:p>1495365281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0x182</text:p>
          </table:table-cell>
        </table:table-row>
        <table:table-row table:style-name="ro1">
          <table:table-cell office:value-type="float" office:value="1495365292" calcext:value-type="float">
            <text:p>1495365292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0x19F</text:p>
          </table:table-cell>
        </table:table-row>
        <table:table-row table:style-name="ro1">
          <table:table-cell office:value-type="float" office:value="1495365303" calcext:value-type="float">
            <text:p>1495365303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0x184</text:p>
          </table:table-cell>
        </table:table-row>
        <table:table-row table:style-name="ro1">
          <table:table-cell office:value-type="float" office:value="1495365314" calcext:value-type="float">
            <text:p>149536531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x186</text:p>
          </table:table-cell>
        </table:table-row>
        <table:table-row table:style-name="ro1">
          <table:table-cell office:value-type="float" office:value="1495365325" calcext:value-type="float">
            <text:p>1495365325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0x19E</text:p>
          </table:table-cell>
        </table:table-row>
        <table:table-row table:style-name="ro1">
          <table:table-cell office:value-type="float" office:value="1495365336" calcext:value-type="float">
            <text:p>1495365336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0x18A</text:p>
          </table:table-cell>
        </table:table-row>
        <table:table-row table:style-name="ro1">
          <table:table-cell office:value-type="float" office:value="1495365347" calcext:value-type="float">
            <text:p>1495365347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0x194</text:p>
          </table:table-cell>
        </table:table-row>
        <table:table-row table:style-name="ro1">
          <table:table-cell office:value-type="float" office:value="1495365358" calcext:value-type="float">
            <text:p>1495365358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x175</text:p>
          </table:table-cell>
        </table:table-row>
        <table:table-row table:style-name="ro1">
          <table:table-cell office:value-type="float" office:value="1495365369" calcext:value-type="float">
            <text:p>1495365369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x187</text:p>
          </table:table-cell>
        </table:table-row>
        <table:table-row table:style-name="ro1">
          <table:table-cell office:value-type="float" office:value="1495365380" calcext:value-type="float">
            <text:p>149536538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0x181</text:p>
          </table:table-cell>
        </table:table-row>
        <table:table-row table:style-name="ro1">
          <table:table-cell office:value-type="float" office:value="1495365391" calcext:value-type="float">
            <text:p>149536539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x195</text:p>
          </table:table-cell>
        </table:table-row>
        <table:table-row table:style-name="ro1">
          <table:table-cell office:value-type="float" office:value="1495365402" calcext:value-type="float">
            <text:p>1495365402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0x17F</text:p>
          </table:table-cell>
        </table:table-row>
        <table:table-row table:style-name="ro1">
          <table:table-cell office:value-type="float" office:value="1495365413" calcext:value-type="float">
            <text:p>1495365413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0x185</text:p>
          </table:table-cell>
        </table:table-row>
        <table:table-row table:style-name="ro1">
          <table:table-cell office:value-type="float" office:value="1495365424" calcext:value-type="float">
            <text:p>1495365424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0x182</text:p>
          </table:table-cell>
        </table:table-row>
        <table:table-row table:style-name="ro1">
          <table:table-cell office:value-type="float" office:value="1495365435" calcext:value-type="float">
            <text:p>1495365435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0x18A</text:p>
          </table:table-cell>
        </table:table-row>
        <table:table-row table:style-name="ro1">
          <table:table-cell office:value-type="float" office:value="1495365446" calcext:value-type="float">
            <text:p>1495365446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0x197</text:p>
          </table:table-cell>
        </table:table-row>
        <table:table-row table:style-name="ro1">
          <table:table-cell office:value-type="float" office:value="1495365457" calcext:value-type="float">
            <text:p>1495365457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0x1CA</text:p>
          </table:table-cell>
        </table:table-row>
        <table:table-row table:style-name="ro1">
          <table:table-cell office:value-type="float" office:value="1495365468" calcext:value-type="float">
            <text:p>1495365468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0x182</text:p>
          </table:table-cell>
        </table:table-row>
        <table:table-row table:style-name="ro1">
          <table:table-cell office:value-type="float" office:value="1495365479" calcext:value-type="float">
            <text:p>149536547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x186</text:p>
          </table:table-cell>
        </table:table-row>
        <table:table-row table:style-name="ro1">
          <table:table-cell office:value-type="float" office:value="1495365490" calcext:value-type="float">
            <text:p>149536549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0x180</text:p>
          </table:table-cell>
        </table:table-row>
        <table:table-row table:style-name="ro1">
          <table:table-cell office:value-type="float" office:value="1495365501" calcext:value-type="float">
            <text:p>1495365501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0x18C</text:p>
          </table:table-cell>
        </table:table-row>
        <table:table-row table:style-name="ro1">
          <table:table-cell office:value-type="float" office:value="1495365512" calcext:value-type="float">
            <text:p>1495365512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0x1B5</text:p>
          </table:table-cell>
        </table:table-row>
        <table:table-row table:style-name="ro1">
          <table:table-cell office:value-type="float" office:value="1495365523" calcext:value-type="float">
            <text:p>1495365523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0x179</text:p>
          </table:table-cell>
        </table:table-row>
        <table:table-row table:style-name="ro1">
          <table:table-cell office:value-type="float" office:value="1495365534" calcext:value-type="float">
            <text:p>1495365534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0x17C</text:p>
          </table:table-cell>
        </table:table-row>
        <table:table-row table:style-name="ro1">
          <table:table-cell office:value-type="float" office:value="1495365545" calcext:value-type="float">
            <text:p>1495365545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0x17C</text:p>
          </table:table-cell>
        </table:table-row>
        <table:table-row table:style-name="ro1">
          <table:table-cell office:value-type="float" office:value="1495365556" calcext:value-type="float">
            <text:p>1495365556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0x181</text:p>
          </table:table-cell>
        </table:table-row>
        <table:table-row table:style-name="ro1">
          <table:table-cell office:value-type="float" office:value="1495365567" calcext:value-type="float">
            <text:p>1495365567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0x17E</text:p>
          </table:table-cell>
        </table:table-row>
        <table:table-row table:style-name="ro1">
          <table:table-cell office:value-type="float" office:value="1495365578" calcext:value-type="float">
            <text:p>1495365578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0x17F</text:p>
          </table:table-cell>
        </table:table-row>
        <table:table-row table:style-name="ro1">
          <table:table-cell office:value-type="float" office:value="1495365589" calcext:value-type="float">
            <text:p>1495365589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0x159</text:p>
          </table:table-cell>
        </table:table-row>
        <table:table-row table:style-name="ro1">
          <table:table-cell office:value-type="float" office:value="1495365600" calcext:value-type="float">
            <text:p>1495365600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0x199</text:p>
          </table:table-cell>
        </table:table-row>
        <table:table-row table:style-name="ro1">
          <table:table-cell office:value-type="float" office:value="1495365611" calcext:value-type="float">
            <text:p>149536561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0x168</text:p>
          </table:table-cell>
        </table:table-row>
        <table:table-row table:style-name="ro1">
          <table:table-cell office:value-type="float" office:value="1495365622" calcext:value-type="float">
            <text:p>1495365622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x192</text:p>
          </table:table-cell>
        </table:table-row>
        <table:table-row table:style-name="ro1">
          <table:table-cell office:value-type="float" office:value="1495365633" calcext:value-type="float">
            <text:p>1495365633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x18B</text:p>
          </table:table-cell>
        </table:table-row>
        <table:table-row table:style-name="ro1">
          <table:table-cell office:value-type="float" office:value="1495365644" calcext:value-type="float">
            <text:p>1495365644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0x181</text:p>
          </table:table-cell>
        </table:table-row>
        <table:table-row table:style-name="ro1">
          <table:table-cell office:value-type="float" office:value="1495365655" calcext:value-type="float">
            <text:p>1495365655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0x18A</text:p>
          </table:table-cell>
        </table:table-row>
        <table:table-row table:style-name="ro1">
          <table:table-cell office:value-type="float" office:value="1495365666" calcext:value-type="float">
            <text:p>1495365666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0x184</text:p>
          </table:table-cell>
        </table:table-row>
        <table:table-row table:style-name="ro1">
          <table:table-cell office:value-type="float" office:value="1495365677" calcext:value-type="float">
            <text:p>1495365677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x183</text:p>
          </table:table-cell>
        </table:table-row>
        <table:table-row table:style-name="ro1">
          <table:table-cell office:value-type="float" office:value="1495365688" calcext:value-type="float">
            <text:p>1495365688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x187</text:p>
          </table:table-cell>
        </table:table-row>
        <table:table-row table:style-name="ro1">
          <table:table-cell office:value-type="float" office:value="1495365699" calcext:value-type="float">
            <text:p>1495365699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0x191</text:p>
          </table:table-cell>
        </table:table-row>
        <table:table-row table:style-name="ro1">
          <table:table-cell office:value-type="float" office:value="1495365710" calcext:value-type="float">
            <text:p>1495365710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0x17F</text:p>
          </table:table-cell>
        </table:table-row>
        <table:table-row table:style-name="ro1">
          <table:table-cell office:value-type="float" office:value="1495365721" calcext:value-type="float">
            <text:p>1495365721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0x184</text:p>
          </table:table-cell>
        </table:table-row>
        <table:table-row table:style-name="ro1">
          <table:table-cell office:value-type="float" office:value="1495365732" calcext:value-type="float">
            <text:p>1495365732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0x17A</text:p>
          </table:table-cell>
        </table:table-row>
        <table:table-row table:style-name="ro1">
          <table:table-cell office:value-type="float" office:value="1495365743" calcext:value-type="float">
            <text:p>1495365743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0x196</text:p>
          </table:table-cell>
        </table:table-row>
        <table:table-row table:style-name="ro1">
          <table:table-cell office:value-type="float" office:value="1495365754" calcext:value-type="float">
            <text:p>1495365754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x183</text:p>
          </table:table-cell>
        </table:table-row>
        <table:table-row table:style-name="ro1">
          <table:table-cell office:value-type="float" office:value="1495365765" calcext:value-type="float">
            <text:p>1495365765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0x180</text:p>
          </table:table-cell>
        </table:table-row>
        <table:table-row table:style-name="ro1">
          <table:table-cell office:value-type="float" office:value="1495365776" calcext:value-type="float">
            <text:p>1495365776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x15E</text:p>
          </table:table-cell>
        </table:table-row>
        <table:table-row table:style-name="ro1">
          <table:table-cell office:value-type="float" office:value="1495365787" calcext:value-type="float">
            <text:p>1495365787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0x18F</text:p>
          </table:table-cell>
        </table:table-row>
        <table:table-row table:style-name="ro1">
          <table:table-cell office:value-type="float" office:value="1495365798" calcext:value-type="float">
            <text:p>1495365798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x18B</text:p>
          </table:table-cell>
        </table:table-row>
        <table:table-row table:style-name="ro1">
          <table:table-cell office:value-type="float" office:value="1495365809" calcext:value-type="float">
            <text:p>1495365809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x195</text:p>
          </table:table-cell>
        </table:table-row>
        <table:table-row table:style-name="ro1">
          <table:table-cell office:value-type="float" office:value="1495365820" calcext:value-type="float">
            <text:p>1495365820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0x196</text:p>
          </table:table-cell>
        </table:table-row>
        <table:table-row table:style-name="ro1">
          <table:table-cell office:value-type="float" office:value="1495365831" calcext:value-type="float">
            <text:p>1495365831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0x17F</text:p>
          </table:table-cell>
        </table:table-row>
        <table:table-row table:style-name="ro1">
          <table:table-cell office:value-type="float" office:value="1495365842" calcext:value-type="float">
            <text:p>1495365842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0x184</text:p>
          </table:table-cell>
        </table:table-row>
        <table:table-row table:style-name="ro1">
          <table:table-cell office:value-type="float" office:value="1495365853" calcext:value-type="float">
            <text:p>1495365853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x187</text:p>
          </table:table-cell>
        </table:table-row>
        <table:table-row table:style-name="ro1">
          <table:table-cell office:value-type="float" office:value="1495365864" calcext:value-type="float">
            <text:p>149536586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x186</text:p>
          </table:table-cell>
        </table:table-row>
        <table:table-row table:style-name="ro1">
          <table:table-cell office:value-type="float" office:value="1495365875" calcext:value-type="float">
            <text:p>149536587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x190</text:p>
          </table:table-cell>
        </table:table-row>
        <table:table-row table:style-name="ro1">
          <table:table-cell office:value-type="float" office:value="1495365886" calcext:value-type="float">
            <text:p>1495365886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x186</text:p>
          </table:table-cell>
        </table:table-row>
        <table:table-row table:style-name="ro1">
          <table:table-cell office:value-type="float" office:value="1495365897" calcext:value-type="float">
            <text:p>1495365897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x187</text:p>
          </table:table-cell>
        </table:table-row>
        <table:table-row table:style-name="ro1">
          <table:table-cell office:value-type="float" office:value="1495365908" calcext:value-type="float">
            <text:p>1495365908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x192</text:p>
          </table:table-cell>
        </table:table-row>
        <table:table-row table:style-name="ro1">
          <table:table-cell office:value-type="float" office:value="1495365919" calcext:value-type="float">
            <text:p>1495365919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x175</text:p>
          </table:table-cell>
        </table:table-row>
        <table:table-row table:style-name="ro1">
          <table:table-cell office:value-type="float" office:value="1495365930" calcext:value-type="float">
            <text:p>149536593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x189</text:p>
          </table:table-cell>
        </table:table-row>
        <table:table-row table:style-name="ro1">
          <table:table-cell office:value-type="float" office:value="1495365941" calcext:value-type="float">
            <text:p>1495365941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x187</text:p>
          </table:table-cell>
        </table:table-row>
        <table:table-row table:style-name="ro1">
          <table:table-cell office:value-type="float" office:value="1495365952" calcext:value-type="float">
            <text:p>1495365952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0x165</text:p>
          </table:table-cell>
        </table:table-row>
        <table:table-row table:style-name="ro1">
          <table:table-cell office:value-type="float" office:value="1495365963" calcext:value-type="float">
            <text:p>1495365963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0x17A</text:p>
          </table:table-cell>
        </table:table-row>
        <table:table-row table:style-name="ro1">
          <table:table-cell office:value-type="float" office:value="1495365974" calcext:value-type="float">
            <text:p>1495365974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x18B</text:p>
          </table:table-cell>
        </table:table-row>
        <table:table-row table:style-name="ro1">
          <table:table-cell office:value-type="float" office:value="1495365985" calcext:value-type="float">
            <text:p>1495365985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x189</text:p>
          </table:table-cell>
        </table:table-row>
        <table:table-row table:style-name="ro1">
          <table:table-cell office:value-type="float" office:value="1495365996" calcext:value-type="float">
            <text:p>1495365996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0x17B</text:p>
          </table:table-cell>
        </table:table-row>
        <table:table-row table:style-name="ro1">
          <table:table-cell office:value-type="float" office:value="1495366007" calcext:value-type="float">
            <text:p>149536600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x190</text:p>
          </table:table-cell>
        </table:table-row>
        <table:table-row table:style-name="ro1">
          <table:table-cell office:value-type="float" office:value="1495366018" calcext:value-type="float">
            <text:p>1495366018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x18B</text:p>
          </table:table-cell>
        </table:table-row>
        <table:table-row table:style-name="ro1">
          <table:table-cell office:value-type="float" office:value="1495366029" calcext:value-type="float">
            <text:p>1495366029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x18B</text:p>
          </table:table-cell>
        </table:table-row>
        <table:table-row table:style-name="ro1">
          <table:table-cell office:value-type="float" office:value="1495366040" calcext:value-type="float">
            <text:p>149536604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x186</text:p>
          </table:table-cell>
        </table:table-row>
        <table:table-row table:style-name="ro1">
          <table:table-cell office:value-type="float" office:value="1495366051" calcext:value-type="float">
            <text:p>149536605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0x194</text:p>
          </table:table-cell>
        </table:table-row>
        <table:table-row table:style-name="ro1">
          <table:table-cell office:value-type="float" office:value="1495366062" calcext:value-type="float">
            <text:p>1495366062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x186</text:p>
          </table:table-cell>
        </table:table-row>
        <table:table-row table:style-name="ro1">
          <table:table-cell office:value-type="float" office:value="1495366073" calcext:value-type="float">
            <text:p>1495366073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x186</text:p>
          </table:table-cell>
        </table:table-row>
        <table:table-row table:style-name="ro1">
          <table:table-cell office:value-type="float" office:value="1495366084" calcext:value-type="float">
            <text:p>1495366084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0x181</text:p>
          </table:table-cell>
        </table:table-row>
        <table:table-row table:style-name="ro1">
          <table:table-cell office:value-type="float" office:value="1495366095" calcext:value-type="float">
            <text:p>1495366095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x18B</text:p>
          </table:table-cell>
        </table:table-row>
        <table:table-row table:style-name="ro1">
          <table:table-cell office:value-type="float" office:value="1495366106" calcext:value-type="float">
            <text:p>1495366106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0x184</text:p>
          </table:table-cell>
        </table:table-row>
        <table:table-row table:style-name="ro1">
          <table:table-cell office:value-type="float" office:value="1495366117" calcext:value-type="float">
            <text:p>1495366117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x186</text:p>
          </table:table-cell>
        </table:table-row>
        <table:table-row table:style-name="ro1">
          <table:table-cell office:value-type="float" office:value="1495366128" calcext:value-type="float">
            <text:p>1495366128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0x178</text:p>
          </table:table-cell>
        </table:table-row>
        <table:table-row table:style-name="ro1">
          <table:table-cell office:value-type="float" office:value="1495366139" calcext:value-type="float">
            <text:p>1495366139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0x17B</text:p>
          </table:table-cell>
        </table:table-row>
        <table:table-row table:style-name="ro1">
          <table:table-cell office:value-type="float" office:value="1495366150" calcext:value-type="float">
            <text:p>1495366150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x183</text:p>
          </table:table-cell>
        </table:table-row>
        <table:table-row table:style-name="ro1">
          <table:table-cell office:value-type="float" office:value="1495366161" calcext:value-type="float">
            <text:p>1495366161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0x184</text:p>
          </table:table-cell>
        </table:table-row>
        <table:table-row table:style-name="ro1">
          <table:table-cell office:value-type="float" office:value="1495366172" calcext:value-type="float">
            <text:p>1495366172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0x188</text:p>
          </table:table-cell>
        </table:table-row>
        <table:table-row table:style-name="ro1">
          <table:table-cell office:value-type="float" office:value="1495366183" calcext:value-type="float">
            <text:p>1495366183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x187</text:p>
          </table:table-cell>
        </table:table-row>
        <table:table-row table:style-name="ro1">
          <table:table-cell office:value-type="float" office:value="1495366194" calcext:value-type="float">
            <text:p>1495366194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x18B</text:p>
          </table:table-cell>
        </table:table-row>
        <table:table-row table:style-name="ro1">
          <table:table-cell office:value-type="float" office:value="1495366205" calcext:value-type="float">
            <text:p>1495366205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x192</text:p>
          </table:table-cell>
        </table:table-row>
        <table:table-row table:style-name="ro1">
          <table:table-cell office:value-type="float" office:value="1495366216" calcext:value-type="float">
            <text:p>1495366216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0x17E</text:p>
          </table:table-cell>
        </table:table-row>
        <table:table-row table:style-name="ro1">
          <table:table-cell office:value-type="float" office:value="1495366227" calcext:value-type="float">
            <text:p>1495366227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0x17F</text:p>
          </table:table-cell>
        </table:table-row>
        <table:table-row table:style-name="ro1">
          <table:table-cell office:value-type="float" office:value="1495366238" calcext:value-type="float">
            <text:p>1495366238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0x17E</text:p>
          </table:table-cell>
        </table:table-row>
        <table:table-row table:style-name="ro1">
          <table:table-cell office:value-type="float" office:value="1495366249" calcext:value-type="float">
            <text:p>1495366249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x18B</text:p>
          </table:table-cell>
        </table:table-row>
        <table:table-row table:style-name="ro1">
          <table:table-cell office:value-type="float" office:value="1495366260" calcext:value-type="float">
            <text:p>1495366260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0x17F</text:p>
          </table:table-cell>
        </table:table-row>
        <table:table-row table:style-name="ro1">
          <table:table-cell office:value-type="float" office:value="1495366271" calcext:value-type="float">
            <text:p>1495366271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0x174</text:p>
          </table:table-cell>
        </table:table-row>
        <table:table-row table:style-name="ro1">
          <table:table-cell office:value-type="float" office:value="1495366282" calcext:value-type="float">
            <text:p>1495366282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0x17C</text:p>
          </table:table-cell>
        </table:table-row>
        <table:table-row table:style-name="ro1">
          <table:table-cell office:value-type="float" office:value="1495366293" calcext:value-type="float">
            <text:p>1495366293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0x194</text:p>
          </table:table-cell>
        </table:table-row>
        <table:table-row table:style-name="ro1">
          <table:table-cell office:value-type="float" office:value="1495366304" calcext:value-type="float">
            <text:p>1495366304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0x184</text:p>
          </table:table-cell>
        </table:table-row>
        <table:table-row table:style-name="ro1">
          <table:table-cell office:value-type="float" office:value="1495366315" calcext:value-type="float">
            <text:p>1495366315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x192</text:p>
          </table:table-cell>
        </table:table-row>
        <table:table-row table:style-name="ro1">
          <table:table-cell office:value-type="float" office:value="1495366326" calcext:value-type="float">
            <text:p>1495366326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0x17D</text:p>
          </table:table-cell>
        </table:table-row>
        <table:table-row table:style-name="ro1">
          <table:table-cell office:value-type="float" office:value="1495366337" calcext:value-type="float">
            <text:p>1495366337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0x18A</text:p>
          </table:table-cell>
        </table:table-row>
        <table:table-row table:style-name="ro1">
          <table:table-cell office:value-type="float" office:value="1495366348" calcext:value-type="float">
            <text:p>149536634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x190</text:p>
          </table:table-cell>
        </table:table-row>
        <table:table-row table:style-name="ro1">
          <table:table-cell office:value-type="float" office:value="1495366359" calcext:value-type="float">
            <text:p>1495366359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0x181</text:p>
          </table:table-cell>
        </table:table-row>
        <table:table-row table:style-name="ro1">
          <table:table-cell office:value-type="float" office:value="1495366370" calcext:value-type="float">
            <text:p>149536637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x193</text:p>
          </table:table-cell>
        </table:table-row>
        <table:table-row table:style-name="ro1">
          <table:table-cell office:value-type="float" office:value="1495366381" calcext:value-type="float">
            <text:p>1495366381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0x178</text:p>
          </table:table-cell>
        </table:table-row>
        <table:table-row table:style-name="ro1">
          <table:table-cell office:value-type="float" office:value="1495366392" calcext:value-type="float">
            <text:p>1495366392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0x15D</text:p>
          </table:table-cell>
        </table:table-row>
        <table:table-row table:style-name="ro1">
          <table:table-cell office:value-type="float" office:value="1495366403" calcext:value-type="float">
            <text:p>1495366403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0x196</text:p>
          </table:table-cell>
        </table:table-row>
        <table:table-row table:style-name="ro1">
          <table:table-cell office:value-type="float" office:value="1495366414" calcext:value-type="float">
            <text:p>1495366414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0x18D</text:p>
          </table:table-cell>
        </table:table-row>
        <table:table-row table:style-name="ro1">
          <table:table-cell office:value-type="float" office:value="1495366425" calcext:value-type="float">
            <text:p>1495366425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x186</text:p>
          </table:table-cell>
        </table:table-row>
        <table:table-row table:style-name="ro1">
          <table:table-cell office:value-type="float" office:value="1495366436" calcext:value-type="float">
            <text:p>1495366436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0x191</text:p>
          </table:table-cell>
        </table:table-row>
        <table:table-row table:style-name="ro1">
          <table:table-cell office:value-type="float" office:value="1495366447" calcext:value-type="float">
            <text:p>1495366447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0x18F</text:p>
          </table:table-cell>
        </table:table-row>
        <table:table-row table:style-name="ro1">
          <table:table-cell office:value-type="float" office:value="1495366458" calcext:value-type="float">
            <text:p>1495366458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0x18A</text:p>
          </table:table-cell>
        </table:table-row>
        <table:table-row table:style-name="ro1">
          <table:table-cell office:value-type="float" office:value="1495366469" calcext:value-type="float">
            <text:p>1495366469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x195</text:p>
          </table:table-cell>
        </table:table-row>
        <table:table-row table:style-name="ro1">
          <table:table-cell office:value-type="float" office:value="1495366480" calcext:value-type="float">
            <text:p>149536648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x193</text:p>
          </table:table-cell>
        </table:table-row>
        <table:table-row table:style-name="ro1">
          <table:table-cell office:value-type="float" office:value="1495366491" calcext:value-type="float">
            <text:p>149536649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0x198</text:p>
          </table:table-cell>
        </table:table-row>
        <table:table-row table:style-name="ro1">
          <table:table-cell office:value-type="float" office:value="1495366502" calcext:value-type="float">
            <text:p>1495366502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x177</text:p>
          </table:table-cell>
        </table:table-row>
        <table:table-row table:style-name="ro1">
          <table:table-cell office:value-type="float" office:value="1495366513" calcext:value-type="float">
            <text:p>1495366513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0x18D</text:p>
          </table:table-cell>
        </table:table-row>
        <table:table-row table:style-name="ro1">
          <table:table-cell office:value-type="float" office:value="1495366524" calcext:value-type="float">
            <text:p>1495366524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0x1BA</text:p>
          </table:table-cell>
        </table:table-row>
        <table:table-row table:style-name="ro1">
          <table:table-cell office:value-type="float" office:value="1495366535" calcext:value-type="float">
            <text:p>1495366535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0x14B</text:p>
          </table:table-cell>
        </table:table-row>
        <table:table-row table:style-name="ro1">
          <table:table-cell office:value-type="float" office:value="1495366546" calcext:value-type="float">
            <text:p>1495366546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0x18A</text:p>
          </table:table-cell>
        </table:table-row>
        <table:table-row table:style-name="ro1">
          <table:table-cell office:value-type="float" office:value="1495366557" calcext:value-type="float">
            <text:p>1495366557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0x174</text:p>
          </table:table-cell>
        </table:table-row>
        <table:table-row table:style-name="ro1">
          <table:table-cell office:value-type="float" office:value="1495366568" calcext:value-type="float">
            <text:p>1495366568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0x18C</text:p>
          </table:table-cell>
        </table:table-row>
        <table:table-row table:style-name="ro1">
          <table:table-cell office:value-type="float" office:value="1495366579" calcext:value-type="float">
            <text:p>149536657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x186</text:p>
          </table:table-cell>
        </table:table-row>
        <table:table-row table:style-name="ro1">
          <table:table-cell office:value-type="float" office:value="1495366590" calcext:value-type="float">
            <text:p>149536659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0x19A</text:p>
          </table:table-cell>
        </table:table-row>
        <table:table-row table:style-name="ro1">
          <table:table-cell office:value-type="float" office:value="1495366601" calcext:value-type="float">
            <text:p>1495366601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x186</text:p>
          </table:table-cell>
        </table:table-row>
        <table:table-row table:style-name="ro1">
          <table:table-cell office:value-type="float" office:value="1495366612" calcext:value-type="float">
            <text:p>1495366612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0x188</text:p>
          </table:table-cell>
        </table:table-row>
        <table:table-row table:style-name="ro1">
          <table:table-cell office:value-type="float" office:value="1495366623" calcext:value-type="float">
            <text:p>1495366623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0x174</text:p>
          </table:table-cell>
        </table:table-row>
        <table:table-row table:style-name="ro1">
          <table:table-cell office:value-type="float" office:value="1495366634" calcext:value-type="float">
            <text:p>1495366634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x177</text:p>
          </table:table-cell>
        </table:table-row>
        <table:table-row table:style-name="ro1">
          <table:table-cell office:value-type="float" office:value="1495366645" calcext:value-type="float">
            <text:p>1495366645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0x18C</text:p>
          </table:table-cell>
        </table:table-row>
        <table:table-row table:style-name="ro1">
          <table:table-cell office:value-type="float" office:value="1495366656" calcext:value-type="float">
            <text:p>1495366656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0x181</text:p>
          </table:table-cell>
        </table:table-row>
        <table:table-row table:style-name="ro1">
          <table:table-cell office:value-type="float" office:value="1495366667" calcext:value-type="float">
            <text:p>1495366667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x187</text:p>
          </table:table-cell>
        </table:table-row>
        <table:table-row table:style-name="ro1">
          <table:table-cell office:value-type="float" office:value="1495366678" calcext:value-type="float">
            <text:p>1495366678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x18B</text:p>
          </table:table-cell>
        </table:table-row>
        <table:table-row table:style-name="ro1">
          <table:table-cell office:value-type="float" office:value="1495366689" calcext:value-type="float">
            <text:p>1495366689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x187</text:p>
          </table:table-cell>
        </table:table-row>
        <table:table-row table:style-name="ro1">
          <table:table-cell office:value-type="float" office:value="1495366700" calcext:value-type="float">
            <text:p>1495366700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0x18C</text:p>
          </table:table-cell>
        </table:table-row>
        <table:table-row table:style-name="ro1">
          <table:table-cell office:value-type="float" office:value="1495366711" calcext:value-type="float">
            <text:p>1495366711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0x182</text:p>
          </table:table-cell>
        </table:table-row>
        <table:table-row table:style-name="ro1">
          <table:table-cell office:value-type="float" office:value="1495366722" calcext:value-type="float">
            <text:p>1495366722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x186</text:p>
          </table:table-cell>
        </table:table-row>
        <table:table-row table:style-name="ro1">
          <table:table-cell office:value-type="float" office:value="1495366733" calcext:value-type="float">
            <text:p>1495366733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0x18E</text:p>
          </table:table-cell>
        </table:table-row>
        <table:table-row table:style-name="ro1">
          <table:table-cell office:value-type="float" office:value="1495366744" calcext:value-type="float">
            <text:p>1495366744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0x185</text:p>
          </table:table-cell>
        </table:table-row>
        <table:table-row table:style-name="ro1">
          <table:table-cell office:value-type="float" office:value="1495366755" calcext:value-type="float">
            <text:p>1495366755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0x176</text:p>
          </table:table-cell>
        </table:table-row>
        <table:table-row table:style-name="ro1">
          <table:table-cell office:value-type="float" office:value="1495366766" calcext:value-type="float">
            <text:p>1495366766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0x18D</text:p>
          </table:table-cell>
        </table:table-row>
        <table:table-row table:style-name="ro1">
          <table:table-cell office:value-type="float" office:value="1495366777" calcext:value-type="float">
            <text:p>1495366777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x175</text:p>
          </table:table-cell>
        </table:table-row>
        <table:table-row table:style-name="ro1">
          <table:table-cell office:value-type="float" office:value="1495366788" calcext:value-type="float">
            <text:p>1495366788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0x18C</text:p>
          </table:table-cell>
        </table:table-row>
        <table:table-row table:style-name="ro1">
          <table:table-cell office:value-type="float" office:value="1495366799" calcext:value-type="float">
            <text:p>1495366799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x183</text:p>
          </table:table-cell>
        </table:table-row>
        <table:table-row table:style-name="ro1">
          <table:table-cell office:value-type="float" office:value="1495366810" calcext:value-type="float">
            <text:p>149536681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0x184</text:p>
          </table:table-cell>
        </table:table-row>
        <table:table-row table:style-name="ro1">
          <table:table-cell office:value-type="float" office:value="1495366821" calcext:value-type="float">
            <text:p>1495366821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0x1C7</text:p>
          </table:table-cell>
        </table:table-row>
        <table:table-row table:style-name="ro1">
          <table:table-cell office:value-type="float" office:value="1495366832" calcext:value-type="float">
            <text:p>1495366832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0x182</text:p>
          </table:table-cell>
        </table:table-row>
        <table:table-row table:style-name="ro1">
          <table:table-cell office:value-type="float" office:value="1495366843" calcext:value-type="float">
            <text:p>1495366843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x189</text:p>
          </table:table-cell>
        </table:table-row>
        <table:table-row table:style-name="ro1">
          <table:table-cell office:value-type="float" office:value="1495366854" calcext:value-type="float">
            <text:p>149536685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0x18F</text:p>
          </table:table-cell>
        </table:table-row>
        <table:table-row table:style-name="ro1">
          <table:table-cell office:value-type="float" office:value="1495366865" calcext:value-type="float">
            <text:p>1495366865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0x182</text:p>
          </table:table-cell>
        </table:table-row>
        <table:table-row table:style-name="ro1">
          <table:table-cell office:value-type="float" office:value="1495366876" calcext:value-type="float">
            <text:p>1495366876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x189</text:p>
          </table:table-cell>
        </table:table-row>
        <table:table-row table:style-name="ro1">
          <table:table-cell office:value-type="float" office:value="1495366887" calcext:value-type="float">
            <text:p>1495366887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0x191</text:p>
          </table:table-cell>
        </table:table-row>
        <table:table-row table:style-name="ro1">
          <table:table-cell office:value-type="float" office:value="1495366898" calcext:value-type="float">
            <text:p>1495366898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0x17D</text:p>
          </table:table-cell>
        </table:table-row>
        <table:table-row table:style-name="ro1">
          <table:table-cell office:value-type="float" office:value="1495366909" calcext:value-type="float">
            <text:p>149536690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x186</text:p>
          </table:table-cell>
        </table:table-row>
        <table:table-row table:style-name="ro1">
          <table:table-cell office:value-type="float" office:value="1495366920" calcext:value-type="float">
            <text:p>149536692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0x18A</text:p>
          </table:table-cell>
        </table:table-row>
        <table:table-row table:style-name="ro1">
          <table:table-cell office:value-type="float" office:value="1495366931" calcext:value-type="float">
            <text:p>149536693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0x185</text:p>
          </table:table-cell>
        </table:table-row>
        <table:table-row table:style-name="ro1">
          <table:table-cell office:value-type="float" office:value="1495366942" calcext:value-type="float">
            <text:p>1495366942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0x141</text:p>
          </table:table-cell>
        </table:table-row>
        <table:table-row table:style-name="ro1">
          <table:table-cell office:value-type="float" office:value="1495366953" calcext:value-type="float">
            <text:p>1495366953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0x188</text:p>
          </table:table-cell>
        </table:table-row>
        <table:table-row table:style-name="ro1">
          <table:table-cell office:value-type="float" office:value="1495366964" calcext:value-type="float">
            <text:p>1495366964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x183</text:p>
          </table:table-cell>
        </table:table-row>
        <table:table-row table:style-name="ro1">
          <table:table-cell office:value-type="float" office:value="1495366975" calcext:value-type="float">
            <text:p>1495366975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x186</text:p>
          </table:table-cell>
        </table:table-row>
        <table:table-row table:style-name="ro1">
          <table:table-cell office:value-type="float" office:value="1495366986" calcext:value-type="float">
            <text:p>1495366986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0x18E</text:p>
          </table:table-cell>
        </table:table-row>
        <table:table-row table:style-name="ro1">
          <table:table-cell office:value-type="float" office:value="1495366997" calcext:value-type="float">
            <text:p>1495366997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x186</text:p>
          </table:table-cell>
        </table:table-row>
        <table:table-row table:style-name="ro1">
          <table:table-cell office:value-type="float" office:value="1495367008" calcext:value-type="float">
            <text:p>1495367008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0x181</text:p>
          </table:table-cell>
        </table:table-row>
        <table:table-row table:style-name="ro1">
          <table:table-cell office:value-type="float" office:value="1495367019" calcext:value-type="float">
            <text:p>1495367019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0x217</text:p>
          </table:table-cell>
        </table:table-row>
        <table:table-row table:style-name="ro1">
          <table:table-cell office:value-type="float" office:value="1495367030" calcext:value-type="float">
            <text:p>149536703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x18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 style:data-style-name="N2" text:time-value="21:09:42.9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3T21:11:37.339000000</dc:date>
    <meta:editing-duration>PT5M29S</meta:editing-duration>
    <meta:editing-cycles>3</meta:editing-cycles>
    <meta:generator>LibreOffice/5.1.5.2$Windows_x86 LibreOffice_project/7a864d8825610a8c07cfc3bc01dd4fce6a9447e5</meta:generator>
    <meta:document-statistic meta:table-count="1" meta:cell-count="16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06cm" svg:height="17.293cm" xlink:href=".." xlink:type="simple" chart:class="chart:scatter" chart:style-name="ch1">
        <chart:title svg:x="9.295cm" svg:y="0.481cm" chart:style-name="ch2">
          <text:p>g2p-i2c test</text:p>
        </chart:title>
        <chart:plot-area chart:style-name="ch3" table:cell-range-address="'g2p-i2c-test-20170521'.A2:'g2p-i2c-test-20170521'.B564 'g2p-i2c-test-20170521'.B1:'g2p-i2c-test-20170521'.B1" chart:data-source-has-labels="row" svg:x="1.431cm" svg:y="1.605cm" svg:width="19.155cm" svg:height="14.362cm">
          <chartooo:coordinate-region svg:x="2.357cm" svg:y="1.805cm" svg:width="17.301cm" svg:height="13.515cm"/>
          <chart:axis chart:dimension="x" chart:name="primary-x" chart:style-name="ch4">
            <chart:title svg:x="10.633cm" svg:y="16.312cm" chart:style-name="ch5">
              <text:p>time</text:p>
            </chart:title>
          </chart:axis>
          <chart:axis chart:dimension="y" chart:name="primary-y" chart:style-name="ch4">
            <chart:title svg:x="0.451cm" svg:y="9.253cm" chart:style-name="ch6">
              <text:p>v(mV)</text:p>
            </chart:title>
            <chart:grid chart:style-name="ch7" chart:class="major"/>
          </chart:axis>
          <chart:series chart:style-name="ch8" chart:values-cell-range-address="'g2p-i2c-test-20170521'.B2:'g2p-i2c-test-20170521'.B564" chart:label-cell-address="'g2p-i2c-test-20170521'.B1:'g2p-i2c-test-20170521'.B1" chart:class="chart:scatter">
            <chart:domain table:cell-range-address="'g2p-i2c-test-20170521'.A2:'g2p-i2c-test-20170521'.A564"/>
            <chart:data-point chart:repeated="56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v</text:p>
                <draw:g>
                  <svg:desc>'g2p-i2c-test-20170521'.B1:'g2p-i2c-test-20170521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95360848">
                <text:p>1495360848</text:p>
                <draw:g>
                  <svg:desc>'g2p-i2c-test-20170521'.A2:'g2p-i2c-test-20170521'.A564</svg:desc>
                </draw:g>
              </table:table-cell>
              <table:table-cell office:value-type="float" office:value="375">
                <text:p>375</text:p>
                <draw:g>
                  <svg:desc>'g2p-i2c-test-20170521'.B2:'g2p-i2c-test-20170521'.B5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95360859">
                <text:p>149536085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95360870">
                <text:p>149536087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95360881">
                <text:p>1495360881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95360892">
                <text:p>149536089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95360903">
                <text:p>1495360903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95360914">
                <text:p>149536091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95360925">
                <text:p>149536092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95360936">
                <text:p>149536093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95360947">
                <text:p>1495360947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95360958">
                <text:p>1495360958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95360969">
                <text:p>1495360969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95360980">
                <text:p>1495360980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95360991">
                <text:p>149536099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95361002">
                <text:p>1495361002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95361013">
                <text:p>149536101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95361024">
                <text:p>1495361024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95361035">
                <text:p>149536103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95361046">
                <text:p>1495361046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95361057">
                <text:p>1495361057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95361068">
                <text:p>1495361068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95361079">
                <text:p>149536107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95361090">
                <text:p>149536109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95361101">
                <text:p>1495361101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95361112">
                <text:p>149536111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95361123">
                <text:p>149536112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95361134">
                <text:p>1495361134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95361145">
                <text:p>1495361145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95361156">
                <text:p>1495361156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95361167">
                <text:p>1495361167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95361178">
                <text:p>1495361178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95361189">
                <text:p>1495361189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95361200">
                <text:p>149536120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95361211">
                <text:p>1495361211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95361222">
                <text:p>1495361222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95361233">
                <text:p>149536123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95361244">
                <text:p>149536124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95361255">
                <text:p>1495361255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95361266">
                <text:p>1495361266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95361277">
                <text:p>1495361277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95361288">
                <text:p>1495361288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95361299">
                <text:p>1495361299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95361310">
                <text:p>149536131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95361321">
                <text:p>149536132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95361332">
                <text:p>1495361332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95361343">
                <text:p>1495361343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95361354">
                <text:p>149536135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95361365">
                <text:p>1495361365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95361376">
                <text:p>1495361376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95361387">
                <text:p>1495361387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95361398">
                <text:p>1495361398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95361409">
                <text:p>1495361409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95361420">
                <text:p>149536142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95361431">
                <text:p>1495361431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95361442">
                <text:p>1495361442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95361453">
                <text:p>1495361453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95361464">
                <text:p>1495361464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95361475">
                <text:p>1495361475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95361486">
                <text:p>149536148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95361497">
                <text:p>1495361497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95361508">
                <text:p>1495361508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95361519">
                <text:p>1495361519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95361530">
                <text:p>149536153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95361541">
                <text:p>1495361541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95361552">
                <text:p>1495361552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95361563">
                <text:p>1495361563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95361574">
                <text:p>1495361574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95361585">
                <text:p>1495361585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95361596">
                <text:p>1495361596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95361607">
                <text:p>1495361607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95361618">
                <text:p>1495361618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95361629">
                <text:p>1495361629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95361640">
                <text:p>149536164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95361651">
                <text:p>1495361651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5361662">
                <text:p>1495361662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95361673">
                <text:p>1495361673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95361684">
                <text:p>1495361684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95361695">
                <text:p>149536169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95361706">
                <text:p>1495361706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95361717">
                <text:p>1495361717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95361728">
                <text:p>1495361728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95361739">
                <text:p>1495361739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95361750">
                <text:p>149536175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95361761">
                <text:p>1495361761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95361772">
                <text:p>1495361772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95361783">
                <text:p>1495361783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95361794">
                <text:p>1495361794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95361805">
                <text:p>149536180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95361816">
                <text:p>149536181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95361827">
                <text:p>149536182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95361838">
                <text:p>149536183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95361849">
                <text:p>1495361849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95361860">
                <text:p>149536186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95361871">
                <text:p>1495361871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95361882">
                <text:p>1495361882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95361893">
                <text:p>1495361893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95361904">
                <text:p>1495361904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95361915">
                <text:p>1495361915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95361926">
                <text:p>1495361926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95361937">
                <text:p>1495361937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95361948">
                <text:p>1495361948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95361959">
                <text:p>1495361959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95361970">
                <text:p>149536197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95361981">
                <text:p>1495361981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95361992">
                <text:p>1495361992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95362003">
                <text:p>1495362003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95362014">
                <text:p>1495362014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95362025">
                <text:p>149536202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95362036">
                <text:p>1495362036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95362047">
                <text:p>1495362047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95362058">
                <text:p>1495362058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95362069">
                <text:p>1495362069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95362080">
                <text:p>149536208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95362091">
                <text:p>1495362091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95362102">
                <text:p>149536210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95362113">
                <text:p>1495362113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95362124">
                <text:p>1495362124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95362135">
                <text:p>1495362135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95362146">
                <text:p>1495362146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95362157">
                <text:p>1495362157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95362168">
                <text:p>1495362168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95362179">
                <text:p>1495362179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95362190">
                <text:p>149536219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95362201">
                <text:p>1495362201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95362212">
                <text:p>1495362212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95362223">
                <text:p>1495362223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95362234">
                <text:p>149536223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95362245">
                <text:p>149536224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95362256">
                <text:p>1495362256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95362267">
                <text:p>1495362267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95362278">
                <text:p>149536227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95362289">
                <text:p>1495362289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95362300">
                <text:p>149536230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95362311">
                <text:p>149536231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95362322">
                <text:p>1495362322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95362333">
                <text:p>1495362333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95362344">
                <text:p>1495362344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95362355">
                <text:p>1495362355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95362366">
                <text:p>1495362366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95362377">
                <text:p>1495362377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95362388">
                <text:p>1495362388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95362399">
                <text:p>1495362399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95362410">
                <text:p>149536241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95362421">
                <text:p>1495362421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95362432">
                <text:p>1495362432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95362443">
                <text:p>1495362443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95362454">
                <text:p>1495362454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95362465">
                <text:p>1495362465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5362476">
                <text:p>1495362476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5362487">
                <text:p>1495362487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95362498">
                <text:p>149536249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95362509">
                <text:p>1495362509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95362520">
                <text:p>149536252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95362531">
                <text:p>1495362531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95362542">
                <text:p>1495362542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95362553">
                <text:p>149536255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95362564">
                <text:p>1495362564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95362575">
                <text:p>1495362575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95362586">
                <text:p>1495362586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95362597">
                <text:p>1495362597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95362608">
                <text:p>1495362608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95362619">
                <text:p>1495362619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95362630">
                <text:p>149536263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95362641">
                <text:p>1495362641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95362652">
                <text:p>1495362652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95362663">
                <text:p>1495362663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95362674">
                <text:p>149536267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95362685">
                <text:p>1495362685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95362696">
                <text:p>1495362696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95362707">
                <text:p>1495362707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95362718">
                <text:p>1495362718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95362729">
                <text:p>149536272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95362740">
                <text:p>149536274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95362751">
                <text:p>1495362751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95362762">
                <text:p>149536276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95362773">
                <text:p>1495362773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95362784">
                <text:p>1495362784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95362795">
                <text:p>149536279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95362806">
                <text:p>1495362806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95362817">
                <text:p>1495362817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95362828">
                <text:p>1495362828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95362839">
                <text:p>1495362839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95362850">
                <text:p>149536285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95362861">
                <text:p>149536286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95362872">
                <text:p>149536287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95362883">
                <text:p>149536288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95362894">
                <text:p>1495362894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95362905">
                <text:p>149536290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95362916">
                <text:p>1495362916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95362927">
                <text:p>1495362927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95362938">
                <text:p>1495362938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95362949">
                <text:p>1495362949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95362960">
                <text:p>149536296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95362971">
                <text:p>1495362971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95362982">
                <text:p>1495362982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95362993">
                <text:p>1495362993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95363004">
                <text:p>149536300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95363015">
                <text:p>1495363015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95363026">
                <text:p>1495363026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95363037">
                <text:p>1495363037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95363048">
                <text:p>149536304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95363059">
                <text:p>149536305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95363070">
                <text:p>149536307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95363081">
                <text:p>1495363081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95363092">
                <text:p>1495363092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95363103">
                <text:p>1495363103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95363114">
                <text:p>1495363114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95363125">
                <text:p>149536312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95363136">
                <text:p>1495363136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95363147">
                <text:p>1495363147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95363158">
                <text:p>1495363158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95363169">
                <text:p>1495363169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95363180">
                <text:p>149536318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95363191">
                <text:p>1495363191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95363202">
                <text:p>1495363202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95363213">
                <text:p>1495363213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95363224">
                <text:p>1495363224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95363235">
                <text:p>1495363235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95363246">
                <text:p>1495363246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95363257">
                <text:p>1495363257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95363268">
                <text:p>1495363268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95363279">
                <text:p>1495363279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95363290">
                <text:p>149536329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95363301">
                <text:p>1495363301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95363312">
                <text:p>149536331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95363323">
                <text:p>149536332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95363334">
                <text:p>1495363334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95363345">
                <text:p>149536334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95363356">
                <text:p>149536335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95363367">
                <text:p>1495363367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95363378">
                <text:p>1495363378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95363389">
                <text:p>1495363389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95363400">
                <text:p>149536340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95363411">
                <text:p>1495363411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95363422">
                <text:p>1495363422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95363433">
                <text:p>149536343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95363444">
                <text:p>1495363444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95363455">
                <text:p>1495363455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95363466">
                <text:p>149536346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95363477">
                <text:p>1495363477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95363488">
                <text:p>1495363488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95363499">
                <text:p>1495363499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95363510">
                <text:p>149536351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95363521">
                <text:p>1495363521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95363532">
                <text:p>149536353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95363543">
                <text:p>1495363543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95363554">
                <text:p>149536355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95363565">
                <text:p>1495363565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95363576">
                <text:p>1495363576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95363587">
                <text:p>1495363587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95363598">
                <text:p>1495363598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95363609">
                <text:p>1495363609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95363620">
                <text:p>149536362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95363631">
                <text:p>1495363631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95363642">
                <text:p>1495363642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95363653">
                <text:p>1495363653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95363664">
                <text:p>1495363664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95363675">
                <text:p>149536367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95363686">
                <text:p>1495363686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95363697">
                <text:p>1495363697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95363708">
                <text:p>1495363708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95363719">
                <text:p>1495363719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95363730">
                <text:p>149536373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95363741">
                <text:p>1495363741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95363752">
                <text:p>1495363752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95363763">
                <text:p>1495363763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95363774">
                <text:p>1495363774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495363785">
                <text:p>1495363785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95363796">
                <text:p>1495363796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95363807">
                <text:p>1495363807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95363818">
                <text:p>1495363818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95363829">
                <text:p>1495363829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95363840">
                <text:p>1495363840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95363851">
                <text:p>1495363851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95363862">
                <text:p>149536386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95363873">
                <text:p>1495363873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95363884">
                <text:p>1495363884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95363895">
                <text:p>149536389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95363906">
                <text:p>1495363906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95363917">
                <text:p>1495363917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95363928">
                <text:p>1495363928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95363939">
                <text:p>1495363939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95363950">
                <text:p>149536395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95363961">
                <text:p>1495363961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95363972">
                <text:p>1495363972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95363983">
                <text:p>149536398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95363994">
                <text:p>1495363994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95364005">
                <text:p>1495364005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95364016">
                <text:p>1495364016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95364027">
                <text:p>1495364027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95364038">
                <text:p>1495364038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95364049">
                <text:p>1495364049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95364060">
                <text:p>149536406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95364071">
                <text:p>1495364071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95364082">
                <text:p>1495364082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95364093">
                <text:p>149536409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95364104">
                <text:p>1495364104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95364115">
                <text:p>1495364115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95364126">
                <text:p>1495364126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95364137">
                <text:p>1495364137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95364148">
                <text:p>1495364148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95364159">
                <text:p>1495364159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95364170">
                <text:p>149536417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95364181">
                <text:p>1495364181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95364192">
                <text:p>1495364192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95364203">
                <text:p>149536420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495364214">
                <text:p>1495364214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495364225">
                <text:p>149536422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495364236">
                <text:p>1495364236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95364247">
                <text:p>1495364247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95364258">
                <text:p>149536425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95364269">
                <text:p>1495364269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95364280">
                <text:p>149536428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495364291">
                <text:p>149536429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495364302">
                <text:p>149536430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95364313">
                <text:p>149536431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495364324">
                <text:p>149536432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95364335">
                <text:p>149536433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95364346">
                <text:p>149536434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95364357">
                <text:p>1495364357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95364368">
                <text:p>1495364368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95364379">
                <text:p>1495364379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95364390">
                <text:p>149536439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95364401">
                <text:p>1495364401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95364412">
                <text:p>149536441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95364423">
                <text:p>149536442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95364434">
                <text:p>1495364434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95364445">
                <text:p>1495364445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95364456">
                <text:p>149536445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95364467">
                <text:p>1495364467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495364478">
                <text:p>1495364478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95364489">
                <text:p>1495364489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95364500">
                <text:p>1495364500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95364511">
                <text:p>1495364511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95364522">
                <text:p>1495364522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95364533">
                <text:p>1495364533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95364544">
                <text:p>149536454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95364555">
                <text:p>1495364555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95364566">
                <text:p>1495364566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95364577">
                <text:p>1495364577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95364588">
                <text:p>1495364588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95364599">
                <text:p>1495364599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95364610">
                <text:p>149536461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95364621">
                <text:p>1495364621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95364632">
                <text:p>1495364632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95364643">
                <text:p>149536464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95364654">
                <text:p>1495364654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95364665">
                <text:p>1495364665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95364676">
                <text:p>149536467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95364687">
                <text:p>1495364687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95364698">
                <text:p>1495364698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95364709">
                <text:p>1495364709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95364720">
                <text:p>149536472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95364731">
                <text:p>1495364731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95364742">
                <text:p>1495364742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95364753">
                <text:p>149536475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95364764">
                <text:p>1495364764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95364775">
                <text:p>1495364775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95364786">
                <text:p>1495364786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95364797">
                <text:p>1495364797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95364808">
                <text:p>1495364808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95364819">
                <text:p>1495364819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95364830">
                <text:p>149536483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95364841">
                <text:p>1495364841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95364852">
                <text:p>1495364852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95364863">
                <text:p>1495364863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95364874">
                <text:p>1495364874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95364885">
                <text:p>1495364885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95364896">
                <text:p>149536489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95364907">
                <text:p>1495364907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95364918">
                <text:p>149536491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95364929">
                <text:p>1495364929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95364940">
                <text:p>149536494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95364951">
                <text:p>1495364951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95364962">
                <text:p>1495364962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95364973">
                <text:p>1495364973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95364984">
                <text:p>1495364984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95364995">
                <text:p>149536499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95365006">
                <text:p>1495365006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95365017">
                <text:p>149536501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495365028">
                <text:p>1495365028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95365039">
                <text:p>1495365039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95365050">
                <text:p>149536505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95365061">
                <text:p>1495365061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95365072">
                <text:p>1495365072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95365083">
                <text:p>1495365083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95365094">
                <text:p>1495365094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495365105">
                <text:p>149536510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95365116">
                <text:p>149536511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95365127">
                <text:p>1495365127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495365138">
                <text:p>1495365138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95365149">
                <text:p>1495365149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495365160">
                <text:p>149536516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95365171">
                <text:p>1495365171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95365182">
                <text:p>1495365182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95365193">
                <text:p>1495365193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95365204">
                <text:p>1495365204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95365215">
                <text:p>1495365215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95365226">
                <text:p>149536522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95365237">
                <text:p>1495365237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95365248">
                <text:p>149536524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95365259">
                <text:p>149536525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95365270">
                <text:p>1495365270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95365281">
                <text:p>1495365281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95365292">
                <text:p>1495365292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95365303">
                <text:p>1495365303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95365314">
                <text:p>149536531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495365325">
                <text:p>1495365325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495365336">
                <text:p>149536533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95365347">
                <text:p>1495365347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495365358">
                <text:p>1495365358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495365369">
                <text:p>1495365369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495365380">
                <text:p>149536538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495365391">
                <text:p>1495365391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495365402">
                <text:p>1495365402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495365413">
                <text:p>1495365413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95365424">
                <text:p>1495365424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95365435">
                <text:p>1495365435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495365446">
                <text:p>1495365446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95365457">
                <text:p>1495365457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95365468">
                <text:p>1495365468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95365479">
                <text:p>1495365479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95365490">
                <text:p>149536549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95365501">
                <text:p>1495365501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95365512">
                <text:p>1495365512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95365523">
                <text:p>1495365523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495365534">
                <text:p>1495365534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95365545">
                <text:p>1495365545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95365556">
                <text:p>149536555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95365567">
                <text:p>1495365567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95365578">
                <text:p>1495365578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95365589">
                <text:p>149536558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95365600">
                <text:p>149536560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95365611">
                <text:p>1495365611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95365622">
                <text:p>149536562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95365633">
                <text:p>1495365633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95365644">
                <text:p>1495365644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95365655">
                <text:p>1495365655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95365666">
                <text:p>1495365666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95365677">
                <text:p>1495365677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95365688">
                <text:p>1495365688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95365699">
                <text:p>1495365699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95365710">
                <text:p>1495365710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95365721">
                <text:p>1495365721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95365732">
                <text:p>1495365732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95365743">
                <text:p>1495365743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95365754">
                <text:p>1495365754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95365765">
                <text:p>1495365765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95365776">
                <text:p>149536577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95365787">
                <text:p>149536578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95365798">
                <text:p>1495365798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95365809">
                <text:p>1495365809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95365820">
                <text:p>149536582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95365831">
                <text:p>1495365831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95365842">
                <text:p>1495365842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95365853">
                <text:p>1495365853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95365864">
                <text:p>149536586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95365875">
                <text:p>149536587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95365886">
                <text:p>149536588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95365897">
                <text:p>1495365897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95365908">
                <text:p>1495365908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95365919">
                <text:p>1495365919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95365930">
                <text:p>1495365930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95365941">
                <text:p>1495365941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95365952">
                <text:p>1495365952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95365963">
                <text:p>1495365963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95365974">
                <text:p>1495365974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95365985">
                <text:p>1495365985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95365996">
                <text:p>1495365996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95366007">
                <text:p>149536600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495366018">
                <text:p>1495366018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495366029">
                <text:p>1495366029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95366040">
                <text:p>149536604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495366051">
                <text:p>149536605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495366062">
                <text:p>1495366062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495366073">
                <text:p>149536607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95366084">
                <text:p>1495366084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95366095">
                <text:p>149536609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495366106">
                <text:p>1495366106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95366117">
                <text:p>1495366117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495366128">
                <text:p>1495366128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495366139">
                <text:p>1495366139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495366150">
                <text:p>149536615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495366161">
                <text:p>1495366161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495366172">
                <text:p>1495366172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495366183">
                <text:p>1495366183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495366194">
                <text:p>1495366194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495366205">
                <text:p>1495366205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495366216">
                <text:p>1495366216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495366227">
                <text:p>1495366227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95366238">
                <text:p>1495366238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95366249">
                <text:p>1495366249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95366260">
                <text:p>1495366260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95366271">
                <text:p>1495366271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95366282">
                <text:p>149536628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495366293">
                <text:p>1495366293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95366304">
                <text:p>1495366304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95366315">
                <text:p>1495366315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95366326">
                <text:p>1495366326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95366337">
                <text:p>1495366337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95366348">
                <text:p>149536634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95366359">
                <text:p>1495366359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495366370">
                <text:p>1495366370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95366381">
                <text:p>1495366381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95366392">
                <text:p>149536639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95366403">
                <text:p>1495366403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95366414">
                <text:p>1495366414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495366425">
                <text:p>149536642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95366436">
                <text:p>1495366436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495366447">
                <text:p>149536644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495366458">
                <text:p>1495366458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95366469">
                <text:p>1495366469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495366480">
                <text:p>1495366480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495366491">
                <text:p>1495366491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495366502">
                <text:p>1495366502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495366513">
                <text:p>149536651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495366524">
                <text:p>1495366524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95366535">
                <text:p>1495366535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495366546">
                <text:p>149536654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495366557">
                <text:p>1495366557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495366568">
                <text:p>1495366568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495366579">
                <text:p>1495366579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495366590">
                <text:p>149536659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495366601">
                <text:p>1495366601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495366612">
                <text:p>1495366612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495366623">
                <text:p>1495366623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495366634">
                <text:p>1495366634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495366645">
                <text:p>149536664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495366656">
                <text:p>149536665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495366667">
                <text:p>1495366667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495366678">
                <text:p>1495366678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495366689">
                <text:p>1495366689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495366700">
                <text:p>149536670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495366711">
                <text:p>1495366711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495366722">
                <text:p>1495366722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495366733">
                <text:p>149536673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495366744">
                <text:p>1495366744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495366755">
                <text:p>1495366755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495366766">
                <text:p>1495366766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495366777">
                <text:p>1495366777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495366788">
                <text:p>1495366788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495366799">
                <text:p>1495366799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495366810">
                <text:p>149536681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495366821">
                <text:p>149536682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495366832">
                <text:p>1495366832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495366843">
                <text:p>1495366843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495366854">
                <text:p>149536685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495366865">
                <text:p>149536686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495366876">
                <text:p>1495366876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495366887">
                <text:p>1495366887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95366898">
                <text:p>1495366898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95366909">
                <text:p>1495366909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495366920">
                <text:p>149536692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495366931">
                <text:p>1495366931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495366942">
                <text:p>149536694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495366953">
                <text:p>1495366953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495366964">
                <text:p>1495366964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495366975">
                <text:p>149536697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95366986">
                <text:p>1495366986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95366997">
                <text:p>1495366997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95367008">
                <text:p>1495367008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95367019">
                <text:p>1495367019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95367030">
                <text:p>1495367030</text:p>
              </table:table-cell>
              <table:table-cell office:value-type="float" office:value="395">
                <text:p>3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